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3.74pt"/>
    </style:style>
    <style:style style:name="co2" style:family="table-column">
      <style:table-column-properties fo:break-before="auto" style:column-width="80.5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133pt"/>
    </style:style>
    <style:style style:name="co5" style:family="table-column">
      <style:table-column-properties fo:break-before="auto" style:column-width="189.35pt"/>
    </style:style>
    <style:style style:name="co6" style:family="table-column">
      <style:table-column-properties fo:break-before="auto" style:column-width="167.75pt"/>
    </style:style>
    <style:style style:name="co7" style:family="table-column">
      <style:table-column-properties fo:break-before="auto" style:column-width="192.44pt"/>
    </style:style>
    <style:style style:name="co8" style:family="table-column">
      <style:table-column-properties fo:break-before="auto" style:column-width="147.6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fana_data_export(28)" table:style-name="ta1">
        <table:shapes>
          <draw:frame draw:z-index="0" draw:style-name="gr1" draw:text-style-name="P1" svg:width="453.51pt" svg:height="255.09pt" svg:x="870.12pt" svg:y="256.42pt">
            <loext:p draw:notify-on-update-of-ranges="'grafana_data_export(28)'.B1:'grafana_data_export(28)'.B1 'grafana_data_export(28)'.B2:'grafana_data_export(28)'.B53 'grafana_data_export(28)'.C1:'grafana_data_export(28)'.C1 'grafana_data_export(28)'.C2:'grafana_data_export(28)'.C53 'grafana_data_export(28)'.D1:'grafana_data_export(28)'.D1 'grafana_data_export(28)'.D2:'grafana_data_export(28)'.D53 'grafana_data_export(28)'.E1:'grafana_data_export(28)'.E1 'grafana_data_export(28)'.E2:'grafana_data_export(28)'.E53 'grafana_data_export(28)'.F1:'grafana_data_export(28)'.F1 'grafana_data_export(28)'.F2:'grafana_data_export(28)'.F53 'grafana_data_export(28)'.G1:'grafana_data_export(28)'.G1 'grafana_data_export(28)'.G2:'grafana_data_export(28)'.G5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14.65pt" svg:y="289.22pt">
            <loext:p draw:notify-on-update-of-ranges="'grafana_data_export(28)'.B1:'grafana_data_export(28)'.B1 'grafana_data_export(28)'.B2:'grafana_data_export(28)'.B64 'grafana_data_export(28)'.C1:'grafana_data_export(28)'.C1 'grafana_data_export(28)'.C2:'grafana_data_export(28)'.C64 'grafana_data_export(28)'.D1:'grafana_data_export(28)'.D1 'grafana_data_export(28)'.D2:'grafana_data_export(28)'.D64 'grafana_data_export(28)'.E1:'grafana_data_export(28)'.E1 'grafana_data_export(28)'.E2:'grafana_data_export(28)'.E64 'grafana_data_export(28)'.F1:'grafana_data_export(28)'.F1 'grafana_data_export(28)'.F2:'grafana_data_export(28)'.F64 'grafana_data_export(28)'.G1:'grafana_data_export(28)'.G1 'grafana_data_export(28)'.G2:'grafana_data_export(28)'.G6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21.06pt" svg:y="17.23pt">
            <loext:p draw:notify-on-update-of-ranges="'grafana_data_export(28)'.H1:'grafana_data_export(28)'.H1 'grafana_data_export(28)'.H2:'grafana_data_export(28)'.H64 'grafana_data_export(28)'.I1:'grafana_data_export(28)'.I1 'grafana_data_export(28)'.I2:'grafana_data_export(28)'.I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formula="of:=[Sheet2.A1]" office:value-type="string" office:string-value="Time" calcext:value-type="string">
            <text:p>Time</text:p>
          </table:table-cell>
          <table:table-cell table:formula="of:=[Sheet2.B1]" office:value-type="string" office:string-value="CPU Middletier" calcext:value-type="string">
            <text:p>CPU Middletier</text:p>
          </table:table-cell>
          <table:table-cell table:formula="of:=[Sheet2.C1]" office:value-type="string" office:string-value="CPU Limit" calcext:value-type="string">
            <text:p>CPU Limit</text:p>
          </table:table-cell>
          <table:table-cell table:formula="of:=[Sheet2.D1]" office:value-type="string" office:string-value="CPU Node" calcext:value-type="string">
            <text:p>CPU Node</text:p>
          </table:table-cell>
          <table:table-cell table:formula="of:=[Sheet2.E1]" office:value-type="string" office:string-value="CFP Middletier" calcext:value-type="string">
            <text:p>CFP Middletier</text:p>
          </table:table-cell>
          <table:table-cell table:formula="of:=[Sheet2.F1]" office:value-type="string" office:string-value="FPM Node" calcext:value-type="string">
            <text:p>FPM Node</text:p>
          </table:table-cell>
          <table:table-cell table:formula="of:=[Sheet2.G1]" office:value-type="string" office:string-value="FPM Middletier" calcext:value-type="string">
            <text:p>FPM Middletier</text:p>
          </table:table-cell>
          <table:table-cell table:formula="of:=[Sheet2.H1]" office:value-type="string" office:string-value="Failures" calcext:value-type="string">
            <text:p>Failures</text:p>
          </table:table-cell>
          <table:table-cell table:formula="of:=[Sheet2.I1]" office:value-type="string" office:string-value="Successes" calcext:value-type="string">
            <text:p>Successes</text:p>
          </table:table-cell>
        </table:table-row>
        <table:table-row table:style-name="ro1">
          <table:table-cell table:formula="of:=[Sheet2.A2]" office:value-type="string" office:string-value="2017-07-29T19:09:00+02:00" calcext:value-type="string">
            <text:p>2017-07-29T19:09:00+02:00</text:p>
          </table:table-cell>
          <table:table-cell table:formula="of:=[Sheet2.B2]/1000" office:value-type="float" office:value="0.003" calcext:value-type="float">
            <text:p>0.003</text:p>
          </table:table-cell>
          <table:table-cell table:formula="of:=[Sheet2.C2]/1000" office:value-type="float" office:value="1" calcext:value-type="float">
            <text:p>1</text:p>
          </table:table-cell>
          <table:table-cell table:formula="of:=[Sheet2.D2]/1000" office:value-type="float" office:value="0.99099999666214" calcext:value-type="float">
            <text:p>0.99099999666214</text:p>
          </table:table-cell>
          <table:table-cell table:formula="of:=[Sheet2.E2]/500" office:value-type="float" office:value="0" calcext:value-type="float">
            <text:p>0</text:p>
          </table:table-cell>
          <table:table-cell table:formula="of:=MIN(1;[Sheet2.F2]/500)" office:value-type="float" office:value="0" calcext:value-type="float">
            <text:p>0</text:p>
          </table:table-cell>
          <table:table-cell table:formula="of:=MIN(1;[Sheet2.G2]/500)" office:value-type="float" office:value="0" calcext:value-type="float">
            <text:p>0</text:p>
          </table:table-cell>
          <table:table-cell table:formula="of:=[Sheet2.H2]" office:value-type="float" office:value="0" calcext:value-type="float">
            <text:p>0</text:p>
          </table:table-cell>
          <table:table-cell table:formula="of:=[Sheet2.I2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07-29T19:10:00+02:00</text:p>
          </table:table-cell>
          <table:table-cell table:formula="of:=[Sheet2.B3]/1000" office:value-type="float" office:value="0.007" calcext:value-type="float">
            <text:p>0.007</text:p>
          </table:table-cell>
          <table:table-cell table:formula="of:=[Sheet2.C3]/1000" office:value-type="float" office:value="1" calcext:value-type="float">
            <text:p>1</text:p>
          </table:table-cell>
          <table:table-cell table:formula="of:=[Sheet2.D3]/1000" office:value-type="float" office:value="0.990249991416931" calcext:value-type="float">
            <text:p>0.990249991416931</text:p>
          </table:table-cell>
          <table:table-cell table:formula="of:=[Sheet2.E3]/500" office:value-type="float" office:value="0" calcext:value-type="float">
            <text:p>0</text:p>
          </table:table-cell>
          <table:table-cell table:formula="of:=MIN(1;[Sheet2.F3]/500)" office:value-type="float" office:value="0" calcext:value-type="float">
            <text:p>0</text:p>
          </table:table-cell>
          <table:table-cell table:formula="of:=MIN(1;[Sheet2.G3]/500)" office:value-type="float" office:value="0" calcext:value-type="float">
            <text:p>0</text:p>
          </table:table-cell>
          <table:table-cell table:formula="of:=[Sheet2.H3]" office:value-type="float" office:value="0" calcext:value-type="float">
            <text:p>0</text:p>
          </table:table-cell>
          <table:table-cell table:formula="of:=[Sheet2.I3]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07-29T19:11:00+02:00</text:p>
          </table:table-cell>
          <table:table-cell table:formula="of:=[Sheet2.B4]/1000" office:value-type="float" office:value="0.008" calcext:value-type="float">
            <text:p>0.008</text:p>
          </table:table-cell>
          <table:table-cell table:formula="of:=[Sheet2.C4]/1000" office:value-type="float" office:value="1" calcext:value-type="float">
            <text:p>1</text:p>
          </table:table-cell>
          <table:table-cell table:formula="of:=[Sheet2.D4]/1000" office:value-type="float" office:value="0.990249991416931" calcext:value-type="float">
            <text:p>0.990249991416931</text:p>
          </table:table-cell>
          <table:table-cell table:formula="of:=[Sheet2.E4]/500" office:value-type="float" office:value="0" calcext:value-type="float">
            <text:p>0</text:p>
          </table:table-cell>
          <table:table-cell table:formula="of:=MIN(1;[Sheet2.F4]/500)" office:value-type="float" office:value="0" calcext:value-type="float">
            <text:p>0</text:p>
          </table:table-cell>
          <table:table-cell table:formula="of:=MIN(1;[Sheet2.G4]/500)" office:value-type="float" office:value="0" calcext:value-type="float">
            <text:p>0</text:p>
          </table:table-cell>
          <table:table-cell table:formula="of:=[Sheet2.H4]" office:value-type="float" office:value="0" calcext:value-type="float">
            <text:p>0</text:p>
          </table:table-cell>
          <table:table-cell table:formula="of:=[Sheet2.I4]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07-29T19:12:00+02:00</text:p>
          </table:table-cell>
          <table:table-cell table:formula="of:=[Sheet2.B5]/1000" office:value-type="float" office:value="0.01" calcext:value-type="float">
            <text:p>0.01</text:p>
          </table:table-cell>
          <table:table-cell table:formula="of:=[Sheet2.C5]/1000" office:value-type="float" office:value="1" calcext:value-type="float">
            <text:p>1</text:p>
          </table:table-cell>
          <table:table-cell table:formula="of:=[Sheet2.D5]/1000" office:value-type="float" office:value="0.990000009536743" calcext:value-type="float">
            <text:p>0.990000009536743</text:p>
          </table:table-cell>
          <table:table-cell table:formula="of:=[Sheet2.E5]/500" office:value-type="float" office:value="0" calcext:value-type="float">
            <text:p>0</text:p>
          </table:table-cell>
          <table:table-cell table:formula="of:=MIN(1;[Sheet2.F5]/500)" office:value-type="float" office:value="0" calcext:value-type="float">
            <text:p>0</text:p>
          </table:table-cell>
          <table:table-cell table:formula="of:=MIN(1;[Sheet2.G5]/500)" office:value-type="float" office:value="0" calcext:value-type="float">
            <text:p>0</text:p>
          </table:table-cell>
          <table:table-cell table:formula="of:=[Sheet2.H5]" office:value-type="float" office:value="0" calcext:value-type="float">
            <text:p>0</text:p>
          </table:table-cell>
          <table:table-cell table:formula="of:=[Sheet2.I5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7-29T19:13:00+02:00</text:p>
          </table:table-cell>
          <table:table-cell table:formula="of:=[Sheet2.B6]/1000" office:value-type="float" office:value="0.011" calcext:value-type="float">
            <text:p>0.011</text:p>
          </table:table-cell>
          <table:table-cell table:formula="of:=[Sheet2.C6]/1000" office:value-type="float" office:value="1" calcext:value-type="float">
            <text:p>1</text:p>
          </table:table-cell>
          <table:table-cell table:formula="of:=[Sheet2.D6]/1000" office:value-type="float" office:value="0.990249991416931" calcext:value-type="float">
            <text:p>0.990249991416931</text:p>
          </table:table-cell>
          <table:table-cell table:formula="of:=[Sheet2.E6]/500" office:value-type="float" office:value="0" calcext:value-type="float">
            <text:p>0</text:p>
          </table:table-cell>
          <table:table-cell table:formula="of:=MIN(1;[Sheet2.F6]/500)" office:value-type="float" office:value="0" calcext:value-type="float">
            <text:p>0</text:p>
          </table:table-cell>
          <table:table-cell table:formula="of:=MIN(1;[Sheet2.G6]/500)" office:value-type="float" office:value="0" calcext:value-type="float">
            <text:p>0</text:p>
          </table:table-cell>
          <table:table-cell table:formula="of:=[Sheet2.H6]" office:value-type="float" office:value="0" calcext:value-type="float">
            <text:p>0</text:p>
          </table:table-cell>
          <table:table-cell table:formula="of:=[Sheet2.I6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07-29T19:14:00+02:00</text:p>
          </table:table-cell>
          <table:table-cell table:formula="of:=[Sheet2.B7]/1000" office:value-type="float" office:value="0.01" calcext:value-type="float">
            <text:p>0.01</text:p>
          </table:table-cell>
          <table:table-cell table:formula="of:=[Sheet2.C7]/1000" office:value-type="float" office:value="1" calcext:value-type="float">
            <text:p>1</text:p>
          </table:table-cell>
          <table:table-cell table:formula="of:=[Sheet2.D7]/1000" office:value-type="float" office:value="0.989750027656555" calcext:value-type="float">
            <text:p>0.989750027656555</text:p>
          </table:table-cell>
          <table:table-cell table:formula="of:=[Sheet2.E7]/500" office:value-type="float" office:value="0" calcext:value-type="float">
            <text:p>0</text:p>
          </table:table-cell>
          <table:table-cell table:formula="of:=MIN(1;[Sheet2.F7]/500)" office:value-type="float" office:value="0" calcext:value-type="float">
            <text:p>0</text:p>
          </table:table-cell>
          <table:table-cell table:formula="of:=MIN(1;[Sheet2.G7]/500)" office:value-type="float" office:value="0" calcext:value-type="float">
            <text:p>0</text:p>
          </table:table-cell>
          <table:table-cell table:formula="of:=[Sheet2.H7]" office:value-type="float" office:value="0" calcext:value-type="float">
            <text:p>0</text:p>
          </table:table-cell>
          <table:table-cell table:formula="of:=[Sheet2.I7]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7-29T19:15:00+02:00</text:p>
          </table:table-cell>
          <table:table-cell table:formula="of:=[Sheet2.B8]/1000" office:value-type="float" office:value="0.015" calcext:value-type="float">
            <text:p>0.015</text:p>
          </table:table-cell>
          <table:table-cell table:formula="of:=[Sheet2.C8]/1000" office:value-type="float" office:value="1" calcext:value-type="float">
            <text:p>1</text:p>
          </table:table-cell>
          <table:table-cell table:formula="of:=[Sheet2.D8]/1000" office:value-type="float" office:value="0.989499986171722" calcext:value-type="float">
            <text:p>0.989499986171722</text:p>
          </table:table-cell>
          <table:table-cell table:formula="of:=[Sheet2.E8]/500" office:value-type="float" office:value="0" calcext:value-type="float">
            <text:p>0</text:p>
          </table:table-cell>
          <table:table-cell table:formula="of:=MIN(1;[Sheet2.F8]/500)" office:value-type="float" office:value="0" calcext:value-type="float">
            <text:p>0</text:p>
          </table:table-cell>
          <table:table-cell table:formula="of:=MIN(1;[Sheet2.G8]/500)" office:value-type="float" office:value="0" calcext:value-type="float">
            <text:p>0</text:p>
          </table:table-cell>
          <table:table-cell table:formula="of:=[Sheet2.H8]" office:value-type="float" office:value="0" calcext:value-type="float">
            <text:p>0</text:p>
          </table:table-cell>
          <table:table-cell table:formula="of:=[Sheet2.I8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7-29T19:16:00+02:00</text:p>
          </table:table-cell>
          <table:table-cell table:formula="of:=[Sheet2.B9]/1000" office:value-type="float" office:value="0.023" calcext:value-type="float">
            <text:p>0.023</text:p>
          </table:table-cell>
          <table:table-cell table:formula="of:=[Sheet2.C9]/1000" office:value-type="float" office:value="1" calcext:value-type="float">
            <text:p>1</text:p>
          </table:table-cell>
          <table:table-cell table:formula="of:=[Sheet2.D9]/1000" office:value-type="float" office:value="0.989000022411346" calcext:value-type="float">
            <text:p>0.989000022411346</text:p>
          </table:table-cell>
          <table:table-cell table:formula="of:=[Sheet2.E9]/500" office:value-type="float" office:value="0" calcext:value-type="float">
            <text:p>0</text:p>
          </table:table-cell>
          <table:table-cell table:formula="of:=MIN(1;[Sheet2.F9]/500)" office:value-type="float" office:value="0" calcext:value-type="float">
            <text:p>0</text:p>
          </table:table-cell>
          <table:table-cell table:formula="of:=MIN(1;[Sheet2.G9]/500)" office:value-type="float" office:value="0" calcext:value-type="float">
            <text:p>0</text:p>
          </table:table-cell>
          <table:table-cell table:formula="of:=[Sheet2.H9]" office:value-type="float" office:value="0" calcext:value-type="float">
            <text:p>0</text:p>
          </table:table-cell>
          <table:table-cell table:formula="of:=[Sheet2.I9]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7-07-29T19:17:00+02:00</text:p>
          </table:table-cell>
          <table:table-cell table:formula="of:=[Sheet2.B10]/1000" office:value-type="float" office:value="0.024" calcext:value-type="float">
            <text:p>0.024</text:p>
          </table:table-cell>
          <table:table-cell table:formula="of:=[Sheet2.C10]/1000" office:value-type="float" office:value="1" calcext:value-type="float">
            <text:p>1</text:p>
          </table:table-cell>
          <table:table-cell table:formula="of:=[Sheet2.D10]/1000" office:value-type="float" office:value="0.988749980926514" calcext:value-type="float">
            <text:p>0.988749980926514</text:p>
          </table:table-cell>
          <table:table-cell table:formula="of:=[Sheet2.E10]/500" office:value-type="float" office:value="0" calcext:value-type="float">
            <text:p>0</text:p>
          </table:table-cell>
          <table:table-cell table:formula="of:=MIN(1;[Sheet2.F10]/500)" office:value-type="float" office:value="0" calcext:value-type="float">
            <text:p>0</text:p>
          </table:table-cell>
          <table:table-cell table:formula="of:=MIN(1;[Sheet2.G10]/500)" office:value-type="float" office:value="0" calcext:value-type="float">
            <text:p>0</text:p>
          </table:table-cell>
          <table:table-cell table:formula="of:=[Sheet2.H10]" office:value-type="float" office:value="0" calcext:value-type="float">
            <text:p>0</text:p>
          </table:table-cell>
          <table:table-cell table:formula="of:=[Sheet2.I10]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07-29T19:18:00+02:00</text:p>
          </table:table-cell>
          <table:table-cell table:formula="of:=[Sheet2.B11]/1000" office:value-type="float" office:value="0.034" calcext:value-type="float">
            <text:p>0.034</text:p>
          </table:table-cell>
          <table:table-cell table:formula="of:=[Sheet2.C11]/1000" office:value-type="float" office:value="1" calcext:value-type="float">
            <text:p>1</text:p>
          </table:table-cell>
          <table:table-cell table:formula="of:=[Sheet2.D11]/1000" office:value-type="float" office:value="0.987749993801117" calcext:value-type="float">
            <text:p>0.987749993801117</text:p>
          </table:table-cell>
          <table:table-cell table:formula="of:=[Sheet2.E11]/500" office:value-type="float" office:value="0" calcext:value-type="float">
            <text:p>0</text:p>
          </table:table-cell>
          <table:table-cell table:formula="of:=MIN(1;[Sheet2.F11]/500)" office:value-type="float" office:value="0" calcext:value-type="float">
            <text:p>0</text:p>
          </table:table-cell>
          <table:table-cell table:formula="of:=MIN(1;[Sheet2.G11]/500)" office:value-type="float" office:value="0" calcext:value-type="float">
            <text:p>0</text:p>
          </table:table-cell>
          <table:table-cell table:formula="of:=[Sheet2.H11]" office:value-type="float" office:value="0" calcext:value-type="float">
            <text:p>0</text:p>
          </table:table-cell>
          <table:table-cell table:formula="of:=[Sheet2.I11]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7-07-29T19:19:00+02:00</text:p>
          </table:table-cell>
          <table:table-cell table:formula="of:=[Sheet2.B12]/1000" office:value-type="float" office:value="0.042" calcext:value-type="float">
            <text:p>0.042</text:p>
          </table:table-cell>
          <table:table-cell table:formula="of:=[Sheet2.C12]/1000" office:value-type="float" office:value="1" calcext:value-type="float">
            <text:p>1</text:p>
          </table:table-cell>
          <table:table-cell table:formula="of:=[Sheet2.D12]/1000" office:value-type="float" office:value="0.986249983310699" calcext:value-type="float">
            <text:p>0.986249983310699</text:p>
          </table:table-cell>
          <table:table-cell table:formula="of:=[Sheet2.E12]/500" office:value-type="float" office:value="0" calcext:value-type="float">
            <text:p>0</text:p>
          </table:table-cell>
          <table:table-cell table:formula="of:=MIN(1;[Sheet2.F12]/500)" office:value-type="float" office:value="0" calcext:value-type="float">
            <text:p>0</text:p>
          </table:table-cell>
          <table:table-cell table:formula="of:=MIN(1;[Sheet2.G12]/500)" office:value-type="float" office:value="0" calcext:value-type="float">
            <text:p>0</text:p>
          </table:table-cell>
          <table:table-cell table:formula="of:=[Sheet2.H12]" office:value-type="float" office:value="0" calcext:value-type="float">
            <text:p>0</text:p>
          </table:table-cell>
          <table:table-cell table:formula="of:=[Sheet2.I12]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07-29T19:20:00+02:00</text:p>
          </table:table-cell>
          <table:table-cell table:formula="of:=[Sheet2.B13]/1000" office:value-type="float" office:value="0.041" calcext:value-type="float">
            <text:p>0.041</text:p>
          </table:table-cell>
          <table:table-cell table:formula="of:=[Sheet2.C13]/1000" office:value-type="float" office:value="1" calcext:value-type="float">
            <text:p>1</text:p>
          </table:table-cell>
          <table:table-cell table:formula="of:=[Sheet2.D13]/1000" office:value-type="float" office:value="0.986000001430512" calcext:value-type="float">
            <text:p>0.986000001430512</text:p>
          </table:table-cell>
          <table:table-cell table:formula="of:=[Sheet2.E13]/500" office:value-type="float" office:value="0" calcext:value-type="float">
            <text:p>0</text:p>
          </table:table-cell>
          <table:table-cell table:formula="of:=MIN(1;[Sheet2.F13]/500)" office:value-type="float" office:value="0" calcext:value-type="float">
            <text:p>0</text:p>
          </table:table-cell>
          <table:table-cell table:formula="of:=MIN(1;[Sheet2.G13]/500)" office:value-type="float" office:value="0" calcext:value-type="float">
            <text:p>0</text:p>
          </table:table-cell>
          <table:table-cell table:formula="of:=[Sheet2.H13]" office:value-type="float" office:value="0" calcext:value-type="float">
            <text:p>0</text:p>
          </table:table-cell>
          <table:table-cell table:formula="of:=[Sheet2.I13]"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17-07-29T19:21:00+02:00</text:p>
          </table:table-cell>
          <table:table-cell table:formula="of:=[Sheet2.B14]/1000" office:value-type="float" office:value="0.076" calcext:value-type="float">
            <text:p>0.076</text:p>
          </table:table-cell>
          <table:table-cell table:formula="of:=[Sheet2.C14]/1000" office:value-type="float" office:value="1" calcext:value-type="float">
            <text:p>1</text:p>
          </table:table-cell>
          <table:table-cell table:formula="of:=[Sheet2.D14]/1000" office:value-type="float" office:value="0.982500016689301" calcext:value-type="float">
            <text:p>0.982500016689301</text:p>
          </table:table-cell>
          <table:table-cell table:formula="of:=[Sheet2.E14]/500" office:value-type="float" office:value="0" calcext:value-type="float">
            <text:p>0</text:p>
          </table:table-cell>
          <table:table-cell table:formula="of:=MIN(1;[Sheet2.F14]/500)" office:value-type="float" office:value="0" calcext:value-type="float">
            <text:p>0</text:p>
          </table:table-cell>
          <table:table-cell table:formula="of:=MIN(1;[Sheet2.G14]/500)" office:value-type="float" office:value="0" calcext:value-type="float">
            <text:p>0</text:p>
          </table:table-cell>
          <table:table-cell table:formula="of:=[Sheet2.H14]" office:value-type="float" office:value="0" calcext:value-type="float">
            <text:p>0</text:p>
          </table:table-cell>
          <table:table-cell table:formula="of:=[Sheet2.I14]"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7-29T19:22:00+02:00</text:p>
          </table:table-cell>
          <table:table-cell table:formula="of:=[Sheet2.B15]/1000" office:value-type="float" office:value="0.104" calcext:value-type="float">
            <text:p>0.104</text:p>
          </table:table-cell>
          <table:table-cell table:formula="of:=[Sheet2.C15]/1000" office:value-type="float" office:value="1" calcext:value-type="float">
            <text:p>1</text:p>
          </table:table-cell>
          <table:table-cell table:formula="of:=[Sheet2.D15]/1000" office:value-type="float" office:value="0.979250013828278" calcext:value-type="float">
            <text:p>0.979250013828278</text:p>
          </table:table-cell>
          <table:table-cell table:formula="of:=[Sheet2.E15]/500" office:value-type="float" office:value="0" calcext:value-type="float">
            <text:p>0</text:p>
          </table:table-cell>
          <table:table-cell table:formula="of:=MIN(1;[Sheet2.F15]/500)" office:value-type="float" office:value="0" calcext:value-type="float">
            <text:p>0</text:p>
          </table:table-cell>
          <table:table-cell table:formula="of:=MIN(1;[Sheet2.G15]/500)" office:value-type="float" office:value="0" calcext:value-type="float">
            <text:p>0</text:p>
          </table:table-cell>
          <table:table-cell table:formula="of:=[Sheet2.H15]" office:value-type="float" office:value="0" calcext:value-type="float">
            <text:p>0</text:p>
          </table:table-cell>
          <table:table-cell table:formula="of:=[Sheet2.I15]"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2017-07-29T19:23:00+02:00</text:p>
          </table:table-cell>
          <table:table-cell table:formula="of:=[Sheet2.B16]/1000" office:value-type="float" office:value="0.108" calcext:value-type="float">
            <text:p>0.108</text:p>
          </table:table-cell>
          <table:table-cell table:formula="of:=[Sheet2.C16]/1000" office:value-type="float" office:value="1" calcext:value-type="float">
            <text:p>1</text:p>
          </table:table-cell>
          <table:table-cell table:formula="of:=[Sheet2.D16]/1000" office:value-type="float" office:value="0.978250026702881" calcext:value-type="float">
            <text:p>0.978250026702881</text:p>
          </table:table-cell>
          <table:table-cell table:formula="of:=[Sheet2.E16]/500" office:value-type="float" office:value="0" calcext:value-type="float">
            <text:p>0</text:p>
          </table:table-cell>
          <table:table-cell table:formula="of:=MIN(1;[Sheet2.F16]/500)" office:value-type="float" office:value="0" calcext:value-type="float">
            <text:p>0</text:p>
          </table:table-cell>
          <table:table-cell table:formula="of:=MIN(1;[Sheet2.G16]/500)" office:value-type="float" office:value="0" calcext:value-type="float">
            <text:p>0</text:p>
          </table:table-cell>
          <table:table-cell table:formula="of:=[Sheet2.H16]" office:value-type="float" office:value="0" calcext:value-type="float">
            <text:p>0</text:p>
          </table:table-cell>
          <table:table-cell table:formula="of:=[Sheet2.I16]"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2017-07-29T19:24:00+02:00</text:p>
          </table:table-cell>
          <table:table-cell table:formula="of:=[Sheet2.B17]/1000" office:value-type="float" office:value="0.169" calcext:value-type="float">
            <text:p>0.169</text:p>
          </table:table-cell>
          <table:table-cell table:formula="of:=[Sheet2.C17]/1000" office:value-type="float" office:value="1" calcext:value-type="float">
            <text:p>1</text:p>
          </table:table-cell>
          <table:table-cell table:formula="of:=[Sheet2.D17]/1000" office:value-type="float" office:value="0.971499979496002" calcext:value-type="float">
            <text:p>0.971499979496002</text:p>
          </table:table-cell>
          <table:table-cell table:formula="of:=[Sheet2.E17]/500" office:value-type="float" office:value="0" calcext:value-type="float">
            <text:p>0</text:p>
          </table:table-cell>
          <table:table-cell table:formula="of:=MIN(1;[Sheet2.F17]/500)" office:value-type="float" office:value="0" calcext:value-type="float">
            <text:p>0</text:p>
          </table:table-cell>
          <table:table-cell table:formula="of:=MIN(1;[Sheet2.G17]/500)" office:value-type="float" office:value="0" calcext:value-type="float">
            <text:p>0</text:p>
          </table:table-cell>
          <table:table-cell table:formula="of:=[Sheet2.H17]" office:value-type="float" office:value="0" calcext:value-type="float">
            <text:p>0</text:p>
          </table:table-cell>
          <table:table-cell table:formula="of:=[Sheet2.I17]"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2017-07-29T19:25:00+02:00</text:p>
          </table:table-cell>
          <table:table-cell table:formula="of:=[Sheet2.B18]/1000" office:value-type="float" office:value="0.202" calcext:value-type="float">
            <text:p>0.202</text:p>
          </table:table-cell>
          <table:table-cell table:formula="of:=[Sheet2.C18]/1000" office:value-type="float" office:value="1" calcext:value-type="float">
            <text:p>1</text:p>
          </table:table-cell>
          <table:table-cell table:formula="of:=[Sheet2.D18]/1000" office:value-type="float" office:value="0.966499984264374" calcext:value-type="float">
            <text:p>0.966499984264374</text:p>
          </table:table-cell>
          <table:table-cell table:formula="of:=[Sheet2.E18]/500" office:value-type="float" office:value="0" calcext:value-type="float">
            <text:p>0</text:p>
          </table:table-cell>
          <table:table-cell table:formula="of:=MIN(1;[Sheet2.F18]/500)" office:value-type="float" office:value="0" calcext:value-type="float">
            <text:p>0</text:p>
          </table:table-cell>
          <table:table-cell table:formula="of:=MIN(1;[Sheet2.G18]/500)" office:value-type="float" office:value="0" calcext:value-type="float">
            <text:p>0</text:p>
          </table:table-cell>
          <table:table-cell table:formula="of:=[Sheet2.H18]" office:value-type="float" office:value="0" calcext:value-type="float">
            <text:p>0</text:p>
          </table:table-cell>
          <table:table-cell table:formula="of:=[Sheet2.I18]"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2017-07-29T19:26:00+02:00</text:p>
          </table:table-cell>
          <table:table-cell table:formula="of:=[Sheet2.B19]/1000" office:value-type="float" office:value="0.214" calcext:value-type="float">
            <text:p>0.214</text:p>
          </table:table-cell>
          <table:table-cell table:formula="of:=[Sheet2.C19]/1000" office:value-type="float" office:value="1" calcext:value-type="float">
            <text:p>1</text:p>
          </table:table-cell>
          <table:table-cell table:formula="of:=[Sheet2.D19]/1000" office:value-type="float" office:value="0.965749979019165" calcext:value-type="float">
            <text:p>0.965749979019165</text:p>
          </table:table-cell>
          <table:table-cell table:formula="of:=[Sheet2.E19]/500" office:value-type="float" office:value="0" calcext:value-type="float">
            <text:p>0</text:p>
          </table:table-cell>
          <table:table-cell table:formula="of:=MIN(1;[Sheet2.F19]/500)" office:value-type="float" office:value="0" calcext:value-type="float">
            <text:p>0</text:p>
          </table:table-cell>
          <table:table-cell table:formula="of:=MIN(1;[Sheet2.G19]/500)" office:value-type="float" office:value="0" calcext:value-type="float">
            <text:p>0</text:p>
          </table:table-cell>
          <table:table-cell table:formula="of:=[Sheet2.H19]" office:value-type="float" office:value="2" calcext:value-type="float">
            <text:p>2</text:p>
          </table:table-cell>
          <table:table-cell table:formula="of:=[Sheet2.I19]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07-29T19:27:00+02:00</text:p>
          </table:table-cell>
          <table:table-cell table:formula="of:=[Sheet2.B20]/1000" office:value-type="float" office:value="0.266" calcext:value-type="float">
            <text:p>0.266</text:p>
          </table:table-cell>
          <table:table-cell table:formula="of:=[Sheet2.C20]/1000" office:value-type="float" office:value="1" calcext:value-type="float">
            <text:p>1</text:p>
          </table:table-cell>
          <table:table-cell table:formula="of:=[Sheet2.D20]/1000" office:value-type="float" office:value="0.959249973297119" calcext:value-type="float">
            <text:p>0.959249973297119</text:p>
          </table:table-cell>
          <table:table-cell table:formula="of:=[Sheet2.E20]/500" office:value-type="float" office:value="0" calcext:value-type="float">
            <text:p>0</text:p>
          </table:table-cell>
          <table:table-cell table:formula="of:=MIN(1;[Sheet2.F20]/500)" office:value-type="float" office:value="0" calcext:value-type="float">
            <text:p>0</text:p>
          </table:table-cell>
          <table:table-cell table:formula="of:=MIN(1;[Sheet2.G20]/500)" office:value-type="float" office:value="0" calcext:value-type="float">
            <text:p>0</text:p>
          </table:table-cell>
          <table:table-cell table:formula="of:=[Sheet2.H20]" office:value-type="float" office:value="1" calcext:value-type="float">
            <text:p>1</text:p>
          </table:table-cell>
          <table:table-cell table:formula="of:=[Sheet2.I20]"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2017-07-29T19:28:00+02:00</text:p>
          </table:table-cell>
          <table:table-cell table:formula="of:=[Sheet2.B21]/1000" office:value-type="float" office:value="0.303" calcext:value-type="float">
            <text:p>0.303</text:p>
          </table:table-cell>
          <table:table-cell table:formula="of:=[Sheet2.C21]/1000" office:value-type="float" office:value="1" calcext:value-type="float">
            <text:p>1</text:p>
          </table:table-cell>
          <table:table-cell table:formula="of:=[Sheet2.D21]/1000" office:value-type="float" office:value="0.957499980926514" calcext:value-type="float">
            <text:p>0.957499980926514</text:p>
          </table:table-cell>
          <table:table-cell table:formula="of:=[Sheet2.E21]/500" office:value-type="float" office:value="0" calcext:value-type="float">
            <text:p>0</text:p>
          </table:table-cell>
          <table:table-cell table:formula="of:=MIN(1;[Sheet2.F21]/500)" office:value-type="float" office:value="0" calcext:value-type="float">
            <text:p>0</text:p>
          </table:table-cell>
          <table:table-cell table:formula="of:=MIN(1;[Sheet2.G21]/500)" office:value-type="float" office:value="0" calcext:value-type="float">
            <text:p>0</text:p>
          </table:table-cell>
          <table:table-cell table:formula="of:=[Sheet2.H21]" office:value-type="float" office:value="1" calcext:value-type="float">
            <text:p>1</text:p>
          </table:table-cell>
          <table:table-cell table:formula="of:=[Sheet2.I21]"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2017-07-29T19:29:00+02:00</text:p>
          </table:table-cell>
          <table:table-cell table:formula="of:=[Sheet2.B22]/1000" office:value-type="float" office:value="0.31" calcext:value-type="float">
            <text:p>0.31</text:p>
          </table:table-cell>
          <table:table-cell table:formula="of:=[Sheet2.C22]/1000" office:value-type="float" office:value="1" calcext:value-type="float">
            <text:p>1</text:p>
          </table:table-cell>
          <table:table-cell table:formula="of:=[Sheet2.D22]/1000" office:value-type="float" office:value="0.95550000667572" calcext:value-type="float">
            <text:p>0.95550000667572</text:p>
          </table:table-cell>
          <table:table-cell table:formula="of:=[Sheet2.E22]/500" office:value-type="float" office:value="0" calcext:value-type="float">
            <text:p>0</text:p>
          </table:table-cell>
          <table:table-cell table:formula="of:=MIN(1;[Sheet2.F22]/500)" office:value-type="float" office:value="0" calcext:value-type="float">
            <text:p>0</text:p>
          </table:table-cell>
          <table:table-cell table:formula="of:=MIN(1;[Sheet2.G22]/500)" office:value-type="float" office:value="0" calcext:value-type="float">
            <text:p>0</text:p>
          </table:table-cell>
          <table:table-cell table:formula="of:=[Sheet2.H22]" office:value-type="float" office:value="5" calcext:value-type="float">
            <text:p>5</text:p>
          </table:table-cell>
          <table:table-cell table:formula="of:=[Sheet2.I22]"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2017-07-29T19:30:00+02:00</text:p>
          </table:table-cell>
          <table:table-cell table:formula="of:=[Sheet2.B23]/1000" office:value-type="float" office:value="0.342" calcext:value-type="float">
            <text:p>0.342</text:p>
          </table:table-cell>
          <table:table-cell table:formula="of:=[Sheet2.C23]/1000" office:value-type="float" office:value="1" calcext:value-type="float">
            <text:p>1</text:p>
          </table:table-cell>
          <table:table-cell table:formula="of:=[Sheet2.D23]/1000" office:value-type="float" office:value="0.951499998569489" calcext:value-type="float">
            <text:p>0.951499998569489</text:p>
          </table:table-cell>
          <table:table-cell table:formula="of:=[Sheet2.E23]/500" office:value-type="float" office:value="0" calcext:value-type="float">
            <text:p>0</text:p>
          </table:table-cell>
          <table:table-cell table:formula="of:=MIN(1;[Sheet2.F23]/500)" office:value-type="float" office:value="0" calcext:value-type="float">
            <text:p>0</text:p>
          </table:table-cell>
          <table:table-cell table:formula="of:=MIN(1;[Sheet2.G23]/500)" office:value-type="float" office:value="0" calcext:value-type="float">
            <text:p>0</text:p>
          </table:table-cell>
          <table:table-cell table:formula="of:=[Sheet2.H23]" office:value-type="float" office:value="16" calcext:value-type="float">
            <text:p>16</text:p>
          </table:table-cell>
          <table:table-cell table:formula="of:=[Sheet2.I23]"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2017-07-29T19:31:00+02:00</text:p>
          </table:table-cell>
          <table:table-cell table:formula="of:=[Sheet2.B24]/1000" office:value-type="float" office:value="0.363" calcext:value-type="float">
            <text:p>0.363</text:p>
          </table:table-cell>
          <table:table-cell table:formula="of:=[Sheet2.C24]/1000" office:value-type="float" office:value="1" calcext:value-type="float">
            <text:p>1</text:p>
          </table:table-cell>
          <table:table-cell table:formula="of:=[Sheet2.D24]/1000" office:value-type="float" office:value="0.950500011444092" calcext:value-type="float">
            <text:p>0.950500011444092</text:p>
          </table:table-cell>
          <table:table-cell table:formula="of:=[Sheet2.E24]/500" office:value-type="float" office:value="0" calcext:value-type="float">
            <text:p>0</text:p>
          </table:table-cell>
          <table:table-cell table:formula="of:=MIN(1;[Sheet2.F24]/500)" office:value-type="float" office:value="0" calcext:value-type="float">
            <text:p>0</text:p>
          </table:table-cell>
          <table:table-cell table:formula="of:=MIN(1;[Sheet2.G24]/500)" office:value-type="float" office:value="0" calcext:value-type="float">
            <text:p>0</text:p>
          </table:table-cell>
          <table:table-cell table:formula="of:=[Sheet2.H24]" office:value-type="float" office:value="17" calcext:value-type="float">
            <text:p>17</text:p>
          </table:table-cell>
          <table:table-cell table:formula="of:=[Sheet2.I24]"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2017-07-29T19:32:00+02:00</text:p>
          </table:table-cell>
          <table:table-cell table:formula="of:=[Sheet2.B25]/1000" office:value-type="float" office:value="0.365" calcext:value-type="float">
            <text:p>0.365</text:p>
          </table:table-cell>
          <table:table-cell table:formula="of:=[Sheet2.C25]/1000" office:value-type="float" office:value="1" calcext:value-type="float">
            <text:p>1</text:p>
          </table:table-cell>
          <table:table-cell table:formula="of:=[Sheet2.D25]/1000" office:value-type="float" office:value="0.950500011444092" calcext:value-type="float">
            <text:p>0.950500011444092</text:p>
          </table:table-cell>
          <table:table-cell table:formula="of:=[Sheet2.E25]/500" office:value-type="float" office:value="0.0948636379697055" calcext:value-type="float">
            <text:p>0.094863637969706</text:p>
          </table:table-cell>
          <table:table-cell table:formula="of:=MIN(1;[Sheet2.F25]/500)" office:value-type="float" office:value="0.9976" calcext:value-type="float">
            <text:p>0.9976</text:p>
          </table:table-cell>
          <table:table-cell table:formula="of:=MIN(1;[Sheet2.G25]/500)" office:value-type="float" office:value="0.57" calcext:value-type="float">
            <text:p>0.57</text:p>
          </table:table-cell>
          <table:table-cell table:formula="of:=[Sheet2.H25]" office:value-type="float" office:value="35" calcext:value-type="float">
            <text:p>35</text:p>
          </table:table-cell>
          <table:table-cell table:formula="of:=[Sheet2.I25]"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2017-07-29T19:33:00+02:00</text:p>
          </table:table-cell>
          <table:table-cell table:formula="of:=[Sheet2.B26]/1000" office:value-type="float" office:value="0.397" calcext:value-type="float">
            <text:p>0.397</text:p>
          </table:table-cell>
          <table:table-cell table:formula="of:=[Sheet2.C26]/1000" office:value-type="float" office:value="1" calcext:value-type="float">
            <text:p>1</text:p>
          </table:table-cell>
          <table:table-cell table:formula="of:=[Sheet2.D26]/1000" office:value-type="float" office:value="0.947000026702881" calcext:value-type="float">
            <text:p>0.947000026702881</text:p>
          </table:table-cell>
          <table:table-cell table:formula="of:=[Sheet2.E26]/500" office:value-type="float" office:value="0.163595244958138" calcext:value-type="float">
            <text:p>0.163595244958138</text:p>
          </table:table-cell>
          <table:table-cell table:formula="of:=MIN(1;[Sheet2.F26]/500)" office:value-type="float" office:value="0.9796" calcext:value-type="float">
            <text:p>0.9796</text:p>
          </table:table-cell>
          <table:table-cell table:formula="of:=MIN(1;[Sheet2.G26]/500)" office:value-type="float" office:value="0.5608" calcext:value-type="float">
            <text:p>0.5608</text:p>
          </table:table-cell>
          <table:table-cell table:formula="of:=[Sheet2.H26]" office:value-type="float" office:value="42" calcext:value-type="float">
            <text:p>42</text:p>
          </table:table-cell>
          <table:table-cell table:formula="of:=[Sheet2.I26]"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2017-07-29T19:34:00+02:00</text:p>
          </table:table-cell>
          <table:table-cell table:formula="of:=[Sheet2.B27]/1000" office:value-type="float" office:value="0.402" calcext:value-type="float">
            <text:p>0.402</text:p>
          </table:table-cell>
          <table:table-cell table:formula="of:=[Sheet2.C27]/1000" office:value-type="float" office:value="1" calcext:value-type="float">
            <text:p>1</text:p>
          </table:table-cell>
          <table:table-cell table:formula="of:=[Sheet2.D27]/1000" office:value-type="float" office:value="0.949249982833862" calcext:value-type="float">
            <text:p>0.949249982833862</text:p>
          </table:table-cell>
          <table:table-cell table:formula="of:=[Sheet2.E27]/500" office:value-type="float" office:value="0.359661953850815" calcext:value-type="float">
            <text:p>0.359661953850815</text:p>
          </table:table-cell>
          <table:table-cell table:formula="of:=MIN(1;[Sheet2.F27]/500)" office:value-type="float" office:value="0.9932" calcext:value-type="float">
            <text:p>0.9932</text:p>
          </table:table-cell>
          <table:table-cell table:formula="of:=MIN(1;[Sheet2.G27]/500)" office:value-type="float" office:value="0.6736" calcext:value-type="float">
            <text:p>0.6736</text:p>
          </table:table-cell>
          <table:table-cell table:formula="of:=[Sheet2.H27]" office:value-type="float" office:value="42" calcext:value-type="float">
            <text:p>42</text:p>
          </table:table-cell>
          <table:table-cell table:formula="of:=[Sheet2.I27]"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2017-07-29T19:35:00+02:00</text:p>
          </table:table-cell>
          <table:table-cell table:formula="of:=[Sheet2.B28]/1000" office:value-type="float" office:value="0.397" calcext:value-type="float">
            <text:p>0.397</text:p>
          </table:table-cell>
          <table:table-cell table:formula="of:=[Sheet2.C28]/1000" office:value-type="float" office:value="1" calcext:value-type="float">
            <text:p>1</text:p>
          </table:table-cell>
          <table:table-cell table:formula="of:=[Sheet2.D28]/1000" office:value-type="float" office:value="0.947250008583069" calcext:value-type="float">
            <text:p>0.947250008583069</text:p>
          </table:table-cell>
          <table:table-cell table:formula="of:=[Sheet2.E28]/500" office:value-type="float" office:value="0.588273309716202" calcext:value-type="float">
            <text:p>0.588273309716202</text:p>
          </table:table-cell>
          <table:table-cell table:formula="of:=MIN(1;[Sheet2.F28]/500)" office:value-type="float" office:value="0.9916" calcext:value-type="float">
            <text:p>0.9916</text:p>
          </table:table-cell>
          <table:table-cell table:formula="of:=MIN(1;[Sheet2.G28]/500)" office:value-type="float" office:value="0.7928" calcext:value-type="float">
            <text:p>0.7928</text:p>
          </table:table-cell>
          <table:table-cell table:formula="of:=[Sheet2.H28]" office:value-type="float" office:value="66" calcext:value-type="float">
            <text:p>66</text:p>
          </table:table-cell>
          <table:table-cell table:formula="of:=[Sheet2.I28]"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2017-07-29T19:36:00+02:00</text:p>
          </table:table-cell>
          <table:table-cell table:formula="of:=[Sheet2.B29]/1000" office:value-type="float" office:value="0.42" calcext:value-type="float">
            <text:p>0.42</text:p>
          </table:table-cell>
          <table:table-cell table:formula="of:=[Sheet2.C29]/1000" office:value-type="float" office:value="1" calcext:value-type="float">
            <text:p>1</text:p>
          </table:table-cell>
          <table:table-cell table:formula="of:=[Sheet2.D29]/1000" office:value-type="float" office:value="0.94650000333786" calcext:value-type="float">
            <text:p>0.94650000333786</text:p>
          </table:table-cell>
          <table:table-cell table:formula="of:=[Sheet2.E29]/500" office:value-type="float" office:value="0.99205889021839" calcext:value-type="float">
            <text:p>0.99205889021839</text:p>
          </table:table-cell>
          <table:table-cell table:formula="of:=MIN(1;[Sheet2.F29]/500)" office:value-type="float" office:value="1" calcext:value-type="float">
            <text:p>1</text:p>
          </table:table-cell>
          <table:table-cell table:formula="of:=MIN(1;[Sheet2.G29]/500)" office:value-type="float" office:value="1" calcext:value-type="float">
            <text:p>1</text:p>
          </table:table-cell>
          <table:table-cell table:formula="of:=[Sheet2.H29]" office:value-type="float" office:value="78" calcext:value-type="float">
            <text:p>78</text:p>
          </table:table-cell>
          <table:table-cell table:formula="of:=[Sheet2.I29]"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2017-07-29T19:37:00+02:00</text:p>
          </table:table-cell>
          <table:table-cell table:formula="of:=[Sheet2.B30]/1000" office:value-type="float" office:value="0.401" calcext:value-type="float">
            <text:p>0.401</text:p>
          </table:table-cell>
          <table:table-cell table:formula="of:=[Sheet2.C30]/1000" office:value-type="float" office:value="1" calcext:value-type="float">
            <text:p>1</text:p>
          </table:table-cell>
          <table:table-cell table:formula="of:=[Sheet2.D30]/1000" office:value-type="float" office:value="0.948000013828278" calcext:value-type="float">
            <text:p>0.948000013828278</text:p>
          </table:table-cell>
          <table:table-cell table:formula="of:=[Sheet2.E30]/500" office:value-type="float" office:value="0.999373530833433" calcext:value-type="float">
            <text:p>0.999373530833433</text:p>
          </table:table-cell>
          <table:table-cell table:formula="of:=MIN(1;[Sheet2.F30]/500)" office:value-type="float" office:value="1" calcext:value-type="float">
            <text:p>1</text:p>
          </table:table-cell>
          <table:table-cell table:formula="of:=MIN(1;[Sheet2.G30]/500)" office:value-type="float" office:value="1" calcext:value-type="float">
            <text:p>1</text:p>
          </table:table-cell>
          <table:table-cell table:formula="of:=[Sheet2.H30]" office:value-type="float" office:value="67" calcext:value-type="float">
            <text:p>67</text:p>
          </table:table-cell>
          <table:table-cell table:formula="of:=[Sheet2.I30]"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2017-07-29T19:38:00+02:00</text:p>
          </table:table-cell>
          <table:table-cell table:formula="of:=[Sheet2.B31]/1000" office:value-type="float" office:value="0.4" calcext:value-type="float">
            <text:p>0.4</text:p>
          </table:table-cell>
          <table:table-cell table:formula="of:=[Sheet2.C31]/1000" office:value-type="float" office:value="1" calcext:value-type="float">
            <text:p>1</text:p>
          </table:table-cell>
          <table:table-cell table:formula="of:=[Sheet2.D31]/1000" office:value-type="float" office:value="0.946250021457672" calcext:value-type="float">
            <text:p>0.946250021457672</text:p>
          </table:table-cell>
          <table:table-cell table:formula="of:=[Sheet2.E31]/500" office:value-type="float" office:value="0.994033534489302" calcext:value-type="float">
            <text:p>0.994033534489302</text:p>
          </table:table-cell>
          <table:table-cell table:formula="of:=MIN(1;[Sheet2.F31]/500)" office:value-type="float" office:value="0.9868" calcext:value-type="float">
            <text:p>0.9868</text:p>
          </table:table-cell>
          <table:table-cell table:formula="of:=MIN(1;[Sheet2.G31]/500)" office:value-type="float" office:value="1" calcext:value-type="float">
            <text:p>1</text:p>
          </table:table-cell>
          <table:table-cell table:formula="of:=[Sheet2.H31]" office:value-type="float" office:value="99" calcext:value-type="float">
            <text:p>99</text:p>
          </table:table-cell>
          <table:table-cell table:formula="of:=[Sheet2.I31]"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2017-07-29T19:39:00+02:00</text:p>
          </table:table-cell>
          <table:table-cell table:formula="of:=[Sheet2.B32]/1000" office:value-type="float" office:value="0.401" calcext:value-type="float">
            <text:p>0.401</text:p>
          </table:table-cell>
          <table:table-cell table:formula="of:=[Sheet2.C32]/1000" office:value-type="float" office:value="1" calcext:value-type="float">
            <text:p>1</text:p>
          </table:table-cell>
          <table:table-cell table:formula="of:=[Sheet2.D32]/1000" office:value-type="float" office:value="0.947000026702881" calcext:value-type="float">
            <text:p>0.947000026702881</text:p>
          </table:table-cell>
          <table:table-cell table:formula="of:=[Sheet2.E32]/500" office:value-type="float" office:value="0.999962636432788" calcext:value-type="float">
            <text:p>0.999962636432788</text:p>
          </table:table-cell>
          <table:table-cell table:formula="of:=MIN(1;[Sheet2.F32]/500)" office:value-type="float" office:value="1" calcext:value-type="float">
            <text:p>1</text:p>
          </table:table-cell>
          <table:table-cell table:formula="of:=MIN(1;[Sheet2.G32]/500)" office:value-type="float" office:value="0.9896" calcext:value-type="float">
            <text:p>0.9896</text:p>
          </table:table-cell>
          <table:table-cell table:formula="of:=[Sheet2.H32]" office:value-type="float" office:value="120" calcext:value-type="float">
            <text:p>120</text:p>
          </table:table-cell>
          <table:table-cell table:formula="of:=[Sheet2.I32]"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2017-07-29T19:40:00+02:00</text:p>
          </table:table-cell>
          <table:table-cell table:formula="of:=[Sheet2.B33]/1000" office:value-type="float" office:value="0.395" calcext:value-type="float">
            <text:p>0.395</text:p>
          </table:table-cell>
          <table:table-cell table:formula="of:=[Sheet2.C33]/1000" office:value-type="float" office:value="1" calcext:value-type="float">
            <text:p>1</text:p>
          </table:table-cell>
          <table:table-cell table:formula="of:=[Sheet2.D33]/1000" office:value-type="float" office:value="0.948249995708466" calcext:value-type="float">
            <text:p>0.948249995708466</text:p>
          </table:table-cell>
          <table:table-cell table:formula="of:=[Sheet2.E33]/500" office:value-type="float" office:value="0.999620123812574" calcext:value-type="float">
            <text:p>0.999620123812574</text:p>
          </table:table-cell>
          <table:table-cell table:formula="of:=MIN(1;[Sheet2.F33]/500)" office:value-type="float" office:value="0.976" calcext:value-type="float">
            <text:p>0.976</text:p>
          </table:table-cell>
          <table:table-cell table:formula="of:=MIN(1;[Sheet2.G33]/500)" office:value-type="float" office:value="1" calcext:value-type="float">
            <text:p>1</text:p>
          </table:table-cell>
          <table:table-cell table:formula="of:=[Sheet2.H33]" office:value-type="float" office:value="111" calcext:value-type="float">
            <text:p>111</text:p>
          </table:table-cell>
          <table:table-cell table:formula="of:=[Sheet2.I33]"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2017-07-29T19:41:00+02:00</text:p>
          </table:table-cell>
          <table:table-cell table:formula="of:=[Sheet2.B34]/1000" office:value-type="float" office:value="0.409" calcext:value-type="float">
            <text:p>0.409</text:p>
          </table:table-cell>
          <table:table-cell table:formula="of:=[Sheet2.C34]/1000" office:value-type="float" office:value="1" calcext:value-type="float">
            <text:p>1</text:p>
          </table:table-cell>
          <table:table-cell table:formula="of:=[Sheet2.D34]/1000" office:value-type="float" office:value="0.946749985218048" calcext:value-type="float">
            <text:p>0.946749985218048</text:p>
          </table:table-cell>
          <table:table-cell table:formula="of:=[Sheet2.E34]/500" office:value-type="float" office:value="0.999999998824566" calcext:value-type="float">
            <text:p>0.999999998824566</text:p>
          </table:table-cell>
          <table:table-cell table:formula="of:=MIN(1;[Sheet2.F34]/500)" office:value-type="float" office:value="0.9872" calcext:value-type="float">
            <text:p>0.9872</text:p>
          </table:table-cell>
          <table:table-cell table:formula="of:=MIN(1;[Sheet2.G34]/500)" office:value-type="float" office:value="1" calcext:value-type="float">
            <text:p>1</text:p>
          </table:table-cell>
          <table:table-cell table:formula="of:=[Sheet2.H34]" office:value-type="float" office:value="107" calcext:value-type="float">
            <text:p>107</text:p>
          </table:table-cell>
          <table:table-cell table:formula="of:=[Sheet2.I34]" office:value-type="float" office:value="1534" calcext:value-type="float">
            <text:p>1534</text:p>
          </table:table-cell>
        </table:table-row>
        <table:table-row table:style-name="ro1">
          <table:table-cell office:value-type="string" calcext:value-type="string">
            <text:p>2017-07-29T19:42:00+02:00</text:p>
          </table:table-cell>
          <table:table-cell table:formula="of:=[Sheet2.B35]/1000" office:value-type="float" office:value="0.389" calcext:value-type="float">
            <text:p>0.389</text:p>
          </table:table-cell>
          <table:table-cell table:formula="of:=[Sheet2.C35]/1000" office:value-type="float" office:value="1" calcext:value-type="float">
            <text:p>1</text:p>
          </table:table-cell>
          <table:table-cell table:formula="of:=[Sheet2.D35]/1000" office:value-type="float" office:value="0.948249995708466" calcext:value-type="float">
            <text:p>0.948249995708466</text:p>
          </table:table-cell>
          <table:table-cell table:formula="of:=[Sheet2.E35]/500" office:value-type="float" office:value="0.999999999998295" calcext:value-type="float">
            <text:p>0.999999999998295</text:p>
          </table:table-cell>
          <table:table-cell table:formula="of:=MIN(1;[Sheet2.F35]/500)" office:value-type="float" office:value="1" calcext:value-type="float">
            <text:p>1</text:p>
          </table:table-cell>
          <table:table-cell table:formula="of:=MIN(1;[Sheet2.G35]/500)" office:value-type="float" office:value="0.9928" calcext:value-type="float">
            <text:p>0.9928</text:p>
          </table:table-cell>
          <table:table-cell table:formula="of:=[Sheet2.H35]" office:value-type="float" office:value="115" calcext:value-type="float">
            <text:p>115</text:p>
          </table:table-cell>
          <table:table-cell table:formula="of:=[Sheet2.I35]"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2017-07-29T19:43:00+02:00</text:p>
          </table:table-cell>
          <table:table-cell table:formula="of:=[Sheet2.B36]/1000" office:value-type="float" office:value="0.399" calcext:value-type="float">
            <text:p>0.399</text:p>
          </table:table-cell>
          <table:table-cell table:formula="of:=[Sheet2.C36]/1000" office:value-type="float" office:value="1" calcext:value-type="float">
            <text:p>1</text:p>
          </table:table-cell>
          <table:table-cell table:formula="of:=[Sheet2.D36]/1000" office:value-type="float" office:value="0.948750019073486" calcext:value-type="float">
            <text:p>0.948750019073486</text:p>
          </table:table-cell>
          <table:table-cell table:formula="of:=[Sheet2.E36]/500" office:value-type="float" office:value="0.999999999999083" calcext:value-type="float">
            <text:p>0.999999999999083</text:p>
          </table:table-cell>
          <table:table-cell table:formula="of:=MIN(1;[Sheet2.F36]/500)" office:value-type="float" office:value="1" calcext:value-type="float">
            <text:p>1</text:p>
          </table:table-cell>
          <table:table-cell table:formula="of:=MIN(1;[Sheet2.G36]/500)" office:value-type="float" office:value="1" calcext:value-type="float">
            <text:p>1</text:p>
          </table:table-cell>
          <table:table-cell table:formula="of:=[Sheet2.H36]" office:value-type="float" office:value="95" calcext:value-type="float">
            <text:p>95</text:p>
          </table:table-cell>
          <table:table-cell table:formula="of:=[Sheet2.I36]"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2017-07-29T19:44:00+02:00</text:p>
          </table:table-cell>
          <table:table-cell table:formula="of:=[Sheet2.B37]/1000" office:value-type="float" office:value="0.394" calcext:value-type="float">
            <text:p>0.394</text:p>
          </table:table-cell>
          <table:table-cell table:formula="of:=[Sheet2.C37]/1000" office:value-type="float" office:value="1" calcext:value-type="float">
            <text:p>1</text:p>
          </table:table-cell>
          <table:table-cell table:formula="of:=[Sheet2.D37]/1000" office:value-type="float" office:value="0.948750019073486" calcext:value-type="float">
            <text:p>0.948750019073486</text:p>
          </table:table-cell>
          <table:table-cell table:formula="of:=[Sheet2.E37]/500" office:value-type="float" office:value="0.999999999976536" calcext:value-type="float">
            <text:p>0.999999999976536</text:p>
          </table:table-cell>
          <table:table-cell table:formula="of:=MIN(1;[Sheet2.F37]/500)" office:value-type="float" office:value="0.9972" calcext:value-type="float">
            <text:p>0.9972</text:p>
          </table:table-cell>
          <table:table-cell table:formula="of:=MIN(1;[Sheet2.G37]/500)" office:value-type="float" office:value="0.9992" calcext:value-type="float">
            <text:p>0.9992</text:p>
          </table:table-cell>
          <table:table-cell table:formula="of:=[Sheet2.H37]" office:value-type="float" office:value="128" calcext:value-type="float">
            <text:p>128</text:p>
          </table:table-cell>
          <table:table-cell table:formula="of:=[Sheet2.I37]" office:value-type="float" office:value="1799" calcext:value-type="float">
            <text:p>1799</text:p>
          </table:table-cell>
        </table:table-row>
        <table:table-row table:style-name="ro1">
          <table:table-cell office:value-type="string" calcext:value-type="string">
            <text:p>2017-07-29T19:45:00+02:00</text:p>
          </table:table-cell>
          <table:table-cell table:formula="of:=[Sheet2.B38]/1000" office:value-type="float" office:value="0.399" calcext:value-type="float">
            <text:p>0.399</text:p>
          </table:table-cell>
          <table:table-cell table:formula="of:=[Sheet2.C38]/1000" office:value-type="float" office:value="1" calcext:value-type="float">
            <text:p>1</text:p>
          </table:table-cell>
          <table:table-cell table:formula="of:=[Sheet2.D38]/1000" office:value-type="float" office:value="0.946250021457672" calcext:value-type="float">
            <text:p>0.946250021457672</text:p>
          </table:table-cell>
          <table:table-cell table:formula="of:=[Sheet2.E38]/500" office:value-type="float" office:value="0.999999999999914" calcext:value-type="float">
            <text:p>0.999999999999914</text:p>
          </table:table-cell>
          <table:table-cell table:formula="of:=MIN(1;[Sheet2.F38]/500)" office:value-type="float" office:value="0.9924" calcext:value-type="float">
            <text:p>0.9924</text:p>
          </table:table-cell>
          <table:table-cell table:formula="of:=MIN(1;[Sheet2.G38]/500)" office:value-type="float" office:value="1" calcext:value-type="float">
            <text:p>1</text:p>
          </table:table-cell>
          <table:table-cell table:formula="of:=[Sheet2.H38]" office:value-type="float" office:value="129" calcext:value-type="float">
            <text:p>129</text:p>
          </table:table-cell>
          <table:table-cell table:formula="of:=[Sheet2.I38]" office:value-type="float" office:value="1909" calcext:value-type="float">
            <text:p>1909</text:p>
          </table:table-cell>
        </table:table-row>
        <table:table-row table:style-name="ro1">
          <table:table-cell office:value-type="string" calcext:value-type="string">
            <text:p>2017-07-29T19:46:00+02:00</text:p>
          </table:table-cell>
          <table:table-cell table:formula="of:=[Sheet2.B39]/1000" office:value-type="float" office:value="0.383" calcext:value-type="float">
            <text:p>0.383</text:p>
          </table:table-cell>
          <table:table-cell table:formula="of:=[Sheet2.C39]/1000" office:value-type="float" office:value="1" calcext:value-type="float">
            <text:p>1</text:p>
          </table:table-cell>
          <table:table-cell table:formula="of:=[Sheet2.D39]/1000" office:value-type="float" office:value="0.946749985218048" calcext:value-type="float">
            <text:p>0.946749985218048</text:p>
          </table:table-cell>
          <table:table-cell table:formula="of:=[Sheet2.E39]/500" office:value-type="float" office:value="0.999999999477139" calcext:value-type="float">
            <text:p>0.999999999477139</text:p>
          </table:table-cell>
          <table:table-cell table:formula="of:=MIN(1;[Sheet2.F39]/500)" office:value-type="float" office:value="0.9724" calcext:value-type="float">
            <text:p>0.9724</text:p>
          </table:table-cell>
          <table:table-cell table:formula="of:=MIN(1;[Sheet2.G39]/500)" office:value-type="float" office:value="1" calcext:value-type="float">
            <text:p>1</text:p>
          </table:table-cell>
          <table:table-cell table:formula="of:=[Sheet2.H39]" office:value-type="float" office:value="151" calcext:value-type="float">
            <text:p>151</text:p>
          </table:table-cell>
          <table:table-cell table:formula="of:=[Sheet2.I39]" office:value-type="float" office:value="1858" calcext:value-type="float">
            <text:p>1858</text:p>
          </table:table-cell>
        </table:table-row>
        <table:table-row table:style-name="ro1">
          <table:table-cell office:value-type="string" calcext:value-type="string">
            <text:p>2017-07-29T19:47:00+02:00</text:p>
          </table:table-cell>
          <table:table-cell table:formula="of:=[Sheet2.B40]/1000" office:value-type="float" office:value="0.416" calcext:value-type="float">
            <text:p>0.416</text:p>
          </table:table-cell>
          <table:table-cell table:formula="of:=[Sheet2.C40]/1000" office:value-type="float" office:value="1" calcext:value-type="float">
            <text:p>1</text:p>
          </table:table-cell>
          <table:table-cell table:formula="of:=[Sheet2.D40]/1000" office:value-type="float" office:value="0.943499982357025" calcext:value-type="float">
            <text:p>0.943499982357025</text:p>
          </table:table-cell>
          <table:table-cell table:formula="of:=[Sheet2.E40]/500" office:value-type="float" office:value="0.924254549488784" calcext:value-type="float">
            <text:p>0.924254549488784</text:p>
          </table:table-cell>
          <table:table-cell table:formula="of:=MIN(1;[Sheet2.F40]/500)" office:value-type="float" office:value="0.9768" calcext:value-type="float">
            <text:p>0.9768</text:p>
          </table:table-cell>
          <table:table-cell table:formula="of:=MIN(1;[Sheet2.G40]/500)" office:value-type="float" office:value="0.9428" calcext:value-type="float">
            <text:p>0.9428</text:p>
          </table:table-cell>
          <table:table-cell table:formula="of:=[Sheet2.H40]" office:value-type="float" office:value="175" calcext:value-type="float">
            <text:p>175</text:p>
          </table:table-cell>
          <table:table-cell table:formula="of:=[Sheet2.I40]"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2017-07-29T19:48:00+02:00</text:p>
          </table:table-cell>
          <table:table-cell table:formula="of:=[Sheet2.B41]/1000" office:value-type="float" office:value="0.408" calcext:value-type="float">
            <text:p>0.408</text:p>
          </table:table-cell>
          <table:table-cell table:formula="of:=[Sheet2.C41]/1000" office:value-type="float" office:value="1" calcext:value-type="float">
            <text:p>1</text:p>
          </table:table-cell>
          <table:table-cell table:formula="of:=[Sheet2.D41]/1000" office:value-type="float" office:value="0.947499990463257" calcext:value-type="float">
            <text:p>0.947499990463257</text:p>
          </table:table-cell>
          <table:table-cell table:formula="of:=[Sheet2.E41]/500" office:value-type="float" office:value="0.90070185245262" calcext:value-type="float">
            <text:p>0.90070185245262</text:p>
          </table:table-cell>
          <table:table-cell table:formula="of:=MIN(1;[Sheet2.F41]/500)" office:value-type="float" office:value="0.978" calcext:value-type="float">
            <text:p>0.978</text:p>
          </table:table-cell>
          <table:table-cell table:formula="of:=MIN(1;[Sheet2.G41]/500)" office:value-type="float" office:value="0.9504" calcext:value-type="float">
            <text:p>0.9504</text:p>
          </table:table-cell>
          <table:table-cell table:formula="of:=[Sheet2.H41]" office:value-type="float" office:value="141" calcext:value-type="float">
            <text:p>141</text:p>
          </table:table-cell>
          <table:table-cell table:formula="of:=[Sheet2.I41]"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2017-07-29T19:49:00+02:00</text:p>
          </table:table-cell>
          <table:table-cell table:formula="of:=[Sheet2.B42]/1000" office:value-type="float" office:value="0.399" calcext:value-type="float">
            <text:p>0.399</text:p>
          </table:table-cell>
          <table:table-cell table:formula="of:=[Sheet2.C42]/1000" office:value-type="float" office:value="1" calcext:value-type="float">
            <text:p>1</text:p>
          </table:table-cell>
          <table:table-cell table:formula="of:=[Sheet2.D42]/1000" office:value-type="float" office:value="0.948000013828278" calcext:value-type="float">
            <text:p>0.948000013828278</text:p>
          </table:table-cell>
          <table:table-cell table:formula="of:=[Sheet2.E42]/500" office:value-type="float" office:value="0.958380380290057" calcext:value-type="float">
            <text:p>0.958380380290057</text:p>
          </table:table-cell>
          <table:table-cell table:formula="of:=MIN(1;[Sheet2.F42]/500)" office:value-type="float" office:value="1" calcext:value-type="float">
            <text:p>1</text:p>
          </table:table-cell>
          <table:table-cell table:formula="of:=MIN(1;[Sheet2.G42]/500)" office:value-type="float" office:value="0.9484" calcext:value-type="float">
            <text:p>0.9484</text:p>
          </table:table-cell>
          <table:table-cell table:formula="of:=[Sheet2.H42]" office:value-type="float" office:value="146" calcext:value-type="float">
            <text:p>146</text:p>
          </table:table-cell>
          <table:table-cell table:formula="of:=[Sheet2.I42]"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2017-07-29T19:50:00+02:00</text:p>
          </table:table-cell>
          <table:table-cell table:formula="of:=[Sheet2.B43]/1000" office:value-type="float" office:value="0.384" calcext:value-type="float">
            <text:p>0.384</text:p>
          </table:table-cell>
          <table:table-cell table:formula="of:=[Sheet2.C43]/1000" office:value-type="float" office:value="1" calcext:value-type="float">
            <text:p>1</text:p>
          </table:table-cell>
          <table:table-cell table:formula="of:=[Sheet2.D43]/1000" office:value-type="float" office:value="0.947000026702881" calcext:value-type="float">
            <text:p>0.947000026702881</text:p>
          </table:table-cell>
          <table:table-cell table:formula="of:=[Sheet2.E43]/500" office:value-type="float" office:value="0.98865941898838" calcext:value-type="float">
            <text:p>0.98865941898838</text:p>
          </table:table-cell>
          <table:table-cell table:formula="of:=MIN(1;[Sheet2.F43]/500)" office:value-type="float" office:value="0.9892" calcext:value-type="float">
            <text:p>0.9892</text:p>
          </table:table-cell>
          <table:table-cell table:formula="of:=MIN(1;[Sheet2.G43]/500)" office:value-type="float" office:value="0.9732" calcext:value-type="float">
            <text:p>0.9732</text:p>
          </table:table-cell>
          <table:table-cell table:formula="of:=[Sheet2.H43]" office:value-type="float" office:value="51" calcext:value-type="float">
            <text:p>51</text:p>
          </table:table-cell>
          <table:table-cell table:formula="of:=[Sheet2.I43]"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2017-07-29T19:51:00+02:00</text:p>
          </table:table-cell>
          <table:table-cell table:formula="of:=[Sheet2.B44]/1000" office:value-type="float" office:value="0.001" calcext:value-type="float">
            <text:p>0.001</text:p>
          </table:table-cell>
          <table:table-cell table:formula="of:=[Sheet2.C44]/1000" office:value-type="float" office:value="1" calcext:value-type="float">
            <text:p>1</text:p>
          </table:table-cell>
          <table:table-cell table:formula="of:=[Sheet2.D44]/1000" office:value-type="float" office:value="0.990499973297119" calcext:value-type="float">
            <text:p>0.990499973297119</text:p>
          </table:table-cell>
          <table:table-cell table:formula="of:=[Sheet2.E44]/500" office:value-type="float" office:value="0.926581099140522" calcext:value-type="float">
            <text:p>0.926581099140522</text:p>
          </table:table-cell>
          <table:table-cell table:formula="of:=MIN(1;[Sheet2.F44]/500)" office:value-type="float" office:value="0.9968" calcext:value-type="float">
            <text:p>0.9968</text:p>
          </table:table-cell>
          <table:table-cell table:formula="of:=MIN(1;[Sheet2.G44]/500)" office:value-type="float" office:value="0.9884" calcext:value-type="float">
            <text:p>0.9884</text:p>
          </table:table-cell>
          <table:table-cell table:formula="of:=[Sheet2.H44]" office:value-type="float" office:value="0" calcext:value-type="float">
            <text:p>0</text:p>
          </table:table-cell>
          <table:table-cell table:formula="of:=[Sheet2.I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9T19:52:00+02:00</text:p>
          </table:table-cell>
          <table:table-cell table:formula="of:=[Sheet2.B45]/1000" office:value-type="float" office:value="0.001" calcext:value-type="float">
            <text:p>0.001</text:p>
          </table:table-cell>
          <table:table-cell table:formula="of:=[Sheet2.C45]/1000" office:value-type="float" office:value="1" calcext:value-type="float">
            <text:p>1</text:p>
          </table:table-cell>
          <table:table-cell table:formula="of:=[Sheet2.D45]/1000" office:value-type="float" office:value="0.991500020027161" calcext:value-type="float">
            <text:p>0.991500020027161</text:p>
          </table:table-cell>
          <table:table-cell table:formula="of:=[Sheet2.E45]/500" office:value-type="float" office:value="0.917852733467068" calcext:value-type="float">
            <text:p>0.917852733467068</text:p>
          </table:table-cell>
          <table:table-cell table:formula="of:=MIN(1;[Sheet2.F45]/500)" office:value-type="float" office:value="0.9856" calcext:value-type="float">
            <text:p>0.9856</text:p>
          </table:table-cell>
          <table:table-cell table:formula="of:=MIN(1;[Sheet2.G45]/500)" office:value-type="float" office:value="0.9524" calcext:value-type="float">
            <text:p>0.9524</text:p>
          </table:table-cell>
          <table:table-cell table:formula="of:=[Sheet2.H45]" office:value-type="float" office:value="0" calcext:value-type="float">
            <text:p>0</text:p>
          </table:table-cell>
          <table:table-cell table:formula="of:=[Sheet2.I4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9T19:53:00+02:00</text:p>
          </table:table-cell>
          <table:table-cell table:formula="of:=[Sheet2.B46]/1000" office:value-type="float" office:value="0.001" calcext:value-type="float">
            <text:p>0.001</text:p>
          </table:table-cell>
          <table:table-cell table:formula="of:=[Sheet2.C46]/1000" office:value-type="float" office:value="1" calcext:value-type="float">
            <text:p>1</text:p>
          </table:table-cell>
          <table:table-cell table:formula="of:=[Sheet2.D46]/1000" office:value-type="float" office:value="0.991249978542328" calcext:value-type="float">
            <text:p>0.991249978542328</text:p>
          </table:table-cell>
          <table:table-cell table:formula="of:=[Sheet2.E46]/500" office:value-type="float" office:value="0.943844032277691" calcext:value-type="float">
            <text:p>0.943844032277691</text:p>
          </table:table-cell>
          <table:table-cell table:formula="of:=MIN(1;[Sheet2.F46]/500)" office:value-type="float" office:value="1" calcext:value-type="float">
            <text:p>1</text:p>
          </table:table-cell>
          <table:table-cell table:formula="of:=MIN(1;[Sheet2.G46]/500)" office:value-type="float" office:value="0.9756" calcext:value-type="float">
            <text:p>0.9756</text:p>
          </table:table-cell>
          <table:table-cell table:formula="of:=[Sheet2.H46]" office:value-type="float" office:value="0" calcext:value-type="float">
            <text:p>0</text:p>
          </table:table-cell>
          <table:table-cell table:formula="of:=[Sheet2.I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9T19:54:00+02:00</text:p>
          </table:table-cell>
          <table:table-cell table:formula="of:=[Sheet2.B47]/1000" office:value-type="float" office:value="0.001" calcext:value-type="float">
            <text:p>0.001</text:p>
          </table:table-cell>
          <table:table-cell table:formula="of:=[Sheet2.C47]/1000" office:value-type="float" office:value="1" calcext:value-type="float">
            <text:p>1</text:p>
          </table:table-cell>
          <table:table-cell table:formula="of:=[Sheet2.D47]/1000" office:value-type="float" office:value="0.990750014781952" calcext:value-type="float">
            <text:p>0.990750014781952</text:p>
          </table:table-cell>
          <table:table-cell table:formula="of:=[Sheet2.E47]/500" office:value-type="float" office:value="0.978349993741991" calcext:value-type="float">
            <text:p>0.978349993741991</text:p>
          </table:table-cell>
          <table:table-cell table:formula="of:=MIN(1;[Sheet2.F47]/500)" office:value-type="float" office:value="1" calcext:value-type="float">
            <text:p>1</text:p>
          </table:table-cell>
          <table:table-cell table:formula="of:=MIN(1;[Sheet2.G47]/500)" office:value-type="float" office:value="0.9972" calcext:value-type="float">
            <text:p>0.9972</text:p>
          </table:table-cell>
          <table:table-cell table:formula="of:=[Sheet2.H47]" office:value-type="float" office:value="0" calcext:value-type="float">
            <text:p>0</text:p>
          </table:table-cell>
          <table:table-cell table:formula="of:=[Sheet2.I4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9T19:55:00+02:00</text:p>
          </table:table-cell>
          <table:table-cell table:formula="of:=[Sheet2.B48]/1000" office:value-type="float" office:value="0.001" calcext:value-type="float">
            <text:p>0.001</text:p>
          </table:table-cell>
          <table:table-cell table:formula="of:=[Sheet2.C48]/1000" office:value-type="float" office:value="1" calcext:value-type="float">
            <text:p>1</text:p>
          </table:table-cell>
          <table:table-cell table:formula="of:=[Sheet2.D48]/1000" office:value-type="float" office:value="0.991249978542328" calcext:value-type="float">
            <text:p>0.991249978542328</text:p>
          </table:table-cell>
          <table:table-cell table:formula="of:=[Sheet2.E48]/500" office:value-type="float" office:value="0.936818197722653" calcext:value-type="float">
            <text:p>0.936818197722653</text:p>
          </table:table-cell>
          <table:table-cell table:formula="of:=MIN(1;[Sheet2.F48]/500)" office:value-type="float" office:value="0.9792" calcext:value-type="float">
            <text:p>0.9792</text:p>
          </table:table-cell>
          <table:table-cell table:formula="of:=MIN(1;[Sheet2.G48]/500)" office:value-type="float" office:value="0.9656" calcext:value-type="float">
            <text:p>0.9656</text:p>
          </table:table-cell>
          <table:table-cell table:formula="of:=[Sheet2.H48]" office:value-type="float" office:value="0" calcext:value-type="float">
            <text:p>0</text:p>
          </table:table-cell>
          <table:table-cell table:formula="of:=[Sheet2.I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9T19:56:00+02:00</text:p>
          </table:table-cell>
          <table:table-cell table:formula="of:=[Sheet2.B49]/1000" office:value-type="float" office:value="0.001" calcext:value-type="float">
            <text:p>0.001</text:p>
          </table:table-cell>
          <table:table-cell table:formula="of:=[Sheet2.C49]/1000" office:value-type="float" office:value="1" calcext:value-type="float">
            <text:p>1</text:p>
          </table:table-cell>
          <table:table-cell table:formula="of:=[Sheet2.D49]/1000" office:value-type="float" office:value="0.991249978542328" calcext:value-type="float">
            <text:p>0.991249978542328</text:p>
          </table:table-cell>
          <table:table-cell table:formula="of:=[Sheet2.E49]/500" office:value-type="float" office:value="0.999964780194256" calcext:value-type="float">
            <text:p>0.999964780194256</text:p>
          </table:table-cell>
          <table:table-cell table:formula="of:=MIN(1;[Sheet2.F49]/500)" office:value-type="float" office:value="1" calcext:value-type="float">
            <text:p>1</text:p>
          </table:table-cell>
          <table:table-cell table:formula="of:=MIN(1;[Sheet2.G49]/500)" office:value-type="float" office:value="1" calcext:value-type="float">
            <text:p>1</text:p>
          </table:table-cell>
          <table:table-cell table:formula="of:=[Sheet2.H49]" office:value-type="float" office:value="0" calcext:value-type="float">
            <text:p>0</text:p>
          </table:table-cell>
          <table:table-cell table:formula="of:=[Sheet2.I4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9T19:57:00+02:00</text:p>
          </table:table-cell>
          <table:table-cell table:formula="of:=[Sheet2.B50]/1000" office:value-type="float" office:value="0.001" calcext:value-type="float">
            <text:p>0.001</text:p>
          </table:table-cell>
          <table:table-cell table:formula="of:=[Sheet2.C50]/1000" office:value-type="float" office:value="1" calcext:value-type="float">
            <text:p>1</text:p>
          </table:table-cell>
          <table:table-cell table:formula="of:=[Sheet2.D50]/1000" office:value-type="float" office:value="0.991500020027161" calcext:value-type="float">
            <text:p>0.991500020027161</text:p>
          </table:table-cell>
          <table:table-cell table:formula="of:=[Sheet2.E50]/500" office:value-type="float" office:value="0.999933940293969" calcext:value-type="float">
            <text:p>0.999933940293969</text:p>
          </table:table-cell>
          <table:table-cell table:formula="of:=MIN(1;[Sheet2.F50]/500)" office:value-type="float" office:value="0.9976" calcext:value-type="float">
            <text:p>0.9976</text:p>
          </table:table-cell>
          <table:table-cell table:formula="of:=MIN(1;[Sheet2.G50]/500)" office:value-type="float" office:value="0.9924" calcext:value-type="float">
            <text:p>0.9924</text:p>
          </table:table-cell>
          <table:table-cell table:formula="of:=[Sheet2.H50]" office:value-type="float" office:value="0" calcext:value-type="float">
            <text:p>0</text:p>
          </table:table-cell>
          <table:table-cell table:formula="of:=[Sheet2.I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9T19:58:00+02:00</text:p>
          </table:table-cell>
          <table:table-cell table:formula="of:=[Sheet2.B51]/1000" office:value-type="float" office:value="0.001" calcext:value-type="float">
            <text:p>0.001</text:p>
          </table:table-cell>
          <table:table-cell table:formula="of:=[Sheet2.C51]/1000" office:value-type="float" office:value="1" calcext:value-type="float">
            <text:p>1</text:p>
          </table:table-cell>
          <table:table-cell table:formula="of:=[Sheet2.D51]/1000" office:value-type="float" office:value="0.99099999666214" calcext:value-type="float">
            <text:p>0.99099999666214</text:p>
          </table:table-cell>
          <table:table-cell table:formula="of:=[Sheet2.E51]/500" office:value-type="float" office:value="1" calcext:value-type="float">
            <text:p>1</text:p>
          </table:table-cell>
          <table:table-cell table:formula="of:=MIN(1;[Sheet2.F51]/500)" office:value-type="float" office:value="1" calcext:value-type="float">
            <text:p>1</text:p>
          </table:table-cell>
          <table:table-cell table:formula="of:=MIN(1;[Sheet2.G51]/500)" office:value-type="float" office:value="0.9948" calcext:value-type="float">
            <text:p>0.9948</text:p>
          </table:table-cell>
          <table:table-cell table:formula="of:=[Sheet2.H51]" office:value-type="float" office:value="0" calcext:value-type="float">
            <text:p>0</text:p>
          </table:table-cell>
          <table:table-cell table:formula="of:=[Sheet2.I5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9T19:59:00+02:00</text:p>
          </table:table-cell>
          <table:table-cell table:formula="of:=[Sheet2.B52]/1000" office:value-type="float" office:value="0" calcext:value-type="float">
            <text:p>0</text:p>
          </table:table-cell>
          <table:table-cell table:formula="of:=[Sheet2.C52]/1000" office:value-type="float" office:value="1" calcext:value-type="float">
            <text:p>1</text:p>
          </table:table-cell>
          <table:table-cell table:formula="of:=[Sheet2.D52]/1000" office:value-type="float" office:value="0.991249978542328" calcext:value-type="float">
            <text:p>0.991249978542328</text:p>
          </table:table-cell>
          <table:table-cell table:formula="of:=[Sheet2.E52]/500" office:value-type="float" office:value="1" calcext:value-type="float">
            <text:p>1</text:p>
          </table:table-cell>
          <table:table-cell table:formula="of:=MIN(1;[Sheet2.F52]/500)" office:value-type="float" office:value="1" calcext:value-type="float">
            <text:p>1</text:p>
          </table:table-cell>
          <table:table-cell table:formula="of:=MIN(1;[Sheet2.G52]/500)" office:value-type="float" office:value="1" calcext:value-type="float">
            <text:p>1</text:p>
          </table:table-cell>
          <table:table-cell table:formula="of:=[Sheet2.H52]" office:value-type="float" office:value="0" calcext:value-type="float">
            <text:p>0</text:p>
          </table:table-cell>
          <table:table-cell table:formula="of:=[Sheet2.I5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9T20:00:00+02:00</text:p>
          </table:table-cell>
          <table:table-cell table:formula="of:=[Sheet2.B53]/1000" office:value-type="float" office:value="0.001" calcext:value-type="float">
            <text:p>0.001</text:p>
          </table:table-cell>
          <table:table-cell table:formula="of:=[Sheet2.C53]/1000" office:value-type="float" office:value="1" calcext:value-type="float">
            <text:p>1</text:p>
          </table:table-cell>
          <table:table-cell table:formula="of:=[Sheet2.D53]/1000" office:value-type="float" office:value="0.99099999666214" calcext:value-type="float">
            <text:p>0.99099999666214</text:p>
          </table:table-cell>
          <table:table-cell table:formula="of:=[Sheet2.E53]/500" office:value-type="float" office:value="0.976588544829475" calcext:value-type="float">
            <text:p>0.976588544829475</text:p>
          </table:table-cell>
          <table:table-cell table:formula="of:=MIN(1;[Sheet2.F53]/500)" office:value-type="float" office:value="0.9996" calcext:value-type="float">
            <text:p>0.9996</text:p>
          </table:table-cell>
          <table:table-cell table:formula="of:=MIN(1;[Sheet2.G53]/500)" office:value-type="float" office:value="0.9876" calcext:value-type="float">
            <text:p>0.9876</text:p>
          </table:table-cell>
          <table:table-cell table:formula="of:=[Sheet2.H53]" office:value-type="float" office:value="0" calcext:value-type="float">
            <text:p>0</text:p>
          </table:table-cell>
          <table:table-cell table:formula="of:=[Sheet2.I5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9T20:01:00+02:00</text:p>
          </table:table-cell>
          <table:table-cell table:formula="of:=[Sheet2.B54]/1000" office:value-type="float" office:value="0.001" calcext:value-type="float">
            <text:p>0.001</text:p>
          </table:table-cell>
          <table:table-cell table:formula="of:=[Sheet2.C54]/1000" office:value-type="float" office:value="1" calcext:value-type="float">
            <text:p>1</text:p>
          </table:table-cell>
          <table:table-cell table:formula="of:=[Sheet2.D54]/1000" office:value-type="float" office:value="0.99099999666214" calcext:value-type="float">
            <text:p>0.99099999666214</text:p>
          </table:table-cell>
          <table:table-cell table:formula="of:=[Sheet2.E54]/500" office:value-type="float" office:value="0.206538136128051" calcext:value-type="float">
            <text:p>0.206538136128051</text:p>
          </table:table-cell>
          <table:table-cell table:formula="of:=MIN(1;[Sheet2.F54]/500)" office:value-type="float" office:value="0.9996" calcext:value-type="float">
            <text:p>0.9996</text:p>
          </table:table-cell>
          <table:table-cell table:formula="of:=MIN(1;[Sheet2.G54]/500)" office:value-type="float" office:value="0.614" calcext:value-type="float">
            <text:p>0.614</text:p>
          </table:table-cell>
          <table:table-cell table:formula="of:=[Sheet2.H54]" office:value-type="float" office:value="0" calcext:value-type="float">
            <text:p>0</text:p>
          </table:table-cell>
          <table:table-cell table:formula="of:=[Sheet2.I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9T20:02:00+02:00</text:p>
          </table:table-cell>
          <table:table-cell table:formula="of:=[Sheet2.B55]/1000" office:value-type="float" office:value="0" calcext:value-type="float">
            <text:p>0</text:p>
          </table:table-cell>
          <table:table-cell table:formula="of:=[Sheet2.C55]/1000" office:value-type="float" office:value="1" calcext:value-type="float">
            <text:p>1</text:p>
          </table:table-cell>
          <table:table-cell table:formula="of:=[Sheet2.D55]/1000" office:value-type="float" office:value="0.990750014781952" calcext:value-type="float">
            <text:p>0.990750014781952</text:p>
          </table:table-cell>
          <table:table-cell table:formula="of:=[Sheet2.E55]/500" office:value-type="float" office:value="0.239467714150672" calcext:value-type="float">
            <text:p>0.239467714150672</text:p>
          </table:table-cell>
          <table:table-cell table:formula="of:=MIN(1;[Sheet2.F55]/500)" office:value-type="float" office:value="1" calcext:value-type="float">
            <text:p>1</text:p>
          </table:table-cell>
          <table:table-cell table:formula="of:=MIN(1;[Sheet2.G55]/500)" office:value-type="float" office:value="0.6044" calcext:value-type="float">
            <text:p>0.6044</text:p>
          </table:table-cell>
          <table:table-cell table:formula="of:=[Sheet2.H55]" office:value-type="float" office:value="0" calcext:value-type="float">
            <text:p>0</text:p>
          </table:table-cell>
          <table:table-cell table:formula="of:=[Sheet2.I55]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07-29T20:03:00+02:00</text:p>
          </table:table-cell>
          <table:table-cell table:formula="of:=[Sheet2.B56]/1000" office:value-type="float" office:value="0.016" calcext:value-type="float">
            <text:p>0.016</text:p>
          </table:table-cell>
          <table:table-cell table:formula="of:=[Sheet2.C56]/1000" office:value-type="float" office:value="1" calcext:value-type="float">
            <text:p>1</text:p>
          </table:table-cell>
          <table:table-cell table:formula="of:=[Sheet2.D56]/1000" office:value-type="float" office:value="0.989250004291534" calcext:value-type="float">
            <text:p>0.989250004291534</text:p>
          </table:table-cell>
          <table:table-cell table:formula="of:=[Sheet2.E56]/500" office:value-type="float" office:value="0.239449402196979" calcext:value-type="float">
            <text:p>0.239449402196979</text:p>
          </table:table-cell>
          <table:table-cell table:formula="of:=MIN(1;[Sheet2.F56]/500)" office:value-type="float" office:value="1" calcext:value-type="float">
            <text:p>1</text:p>
          </table:table-cell>
          <table:table-cell table:formula="of:=MIN(1;[Sheet2.G56]/500)" office:value-type="float" office:value="0.6204" calcext:value-type="float">
            <text:p>0.6204</text:p>
          </table:table-cell>
          <table:table-cell table:formula="of:=[Sheet2.H56]" office:value-type="float" office:value="0" calcext:value-type="float">
            <text:p>0</text:p>
          </table:table-cell>
          <table:table-cell table:formula="of:=[Sheet2.I56]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7-07-29T20:04:00+02:00</text:p>
          </table:table-cell>
          <table:table-cell table:formula="of:=[Sheet2.B57]/1000" office:value-type="float" office:value="0.035" calcext:value-type="float">
            <text:p>0.035</text:p>
          </table:table-cell>
          <table:table-cell table:formula="of:=[Sheet2.C57]/1000" office:value-type="float" office:value="1" calcext:value-type="float">
            <text:p>1</text:p>
          </table:table-cell>
          <table:table-cell table:formula="of:=[Sheet2.D57]/1000" office:value-type="float" office:value="0.986999988555908" calcext:value-type="float">
            <text:p>0.986999988555908</text:p>
          </table:table-cell>
          <table:table-cell table:formula="of:=[Sheet2.E57]/500" office:value-type="float" office:value="0.239061101500353" calcext:value-type="float">
            <text:p>0.239061101500353</text:p>
          </table:table-cell>
          <table:table-cell table:formula="of:=MIN(1;[Sheet2.F57]/500)" office:value-type="float" office:value="0.9992" calcext:value-type="float">
            <text:p>0.9992</text:p>
          </table:table-cell>
          <table:table-cell table:formula="of:=MIN(1;[Sheet2.G57]/500)" office:value-type="float" office:value="0.6" calcext:value-type="float">
            <text:p>0.6</text:p>
          </table:table-cell>
          <table:table-cell table:formula="of:=[Sheet2.H57]" office:value-type="float" office:value="0" calcext:value-type="float">
            <text:p>0</text:p>
          </table:table-cell>
          <table:table-cell table:formula="of:=[Sheet2.I57]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7-07-29T20:05:00+02:00</text:p>
          </table:table-cell>
          <table:table-cell table:formula="of:=[Sheet2.B58]/1000" office:value-type="float" office:value="0.043" calcext:value-type="float">
            <text:p>0.043</text:p>
          </table:table-cell>
          <table:table-cell table:formula="of:=[Sheet2.C58]/1000" office:value-type="float" office:value="1" calcext:value-type="float">
            <text:p>1</text:p>
          </table:table-cell>
          <table:table-cell table:formula="of:=[Sheet2.D58]/1000" office:value-type="float" office:value="0.986500024795532" calcext:value-type="float">
            <text:p>0.986500024795532</text:p>
          </table:table-cell>
          <table:table-cell table:formula="of:=[Sheet2.E58]/500" office:value-type="float" office:value="0.238795110739994" calcext:value-type="float">
            <text:p>0.238795110739994</text:p>
          </table:table-cell>
          <table:table-cell table:formula="of:=MIN(1;[Sheet2.F58]/500)" office:value-type="float" office:value="1" calcext:value-type="float">
            <text:p>1</text:p>
          </table:table-cell>
          <table:table-cell table:formula="of:=MIN(1;[Sheet2.G58]/500)" office:value-type="float" office:value="0.6212" calcext:value-type="float">
            <text:p>0.6212</text:p>
          </table:table-cell>
          <table:table-cell table:formula="of:=[Sheet2.H58]" office:value-type="float" office:value="0" calcext:value-type="float">
            <text:p>0</text:p>
          </table:table-cell>
          <table:table-cell table:formula="of:=[Sheet2.I58]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07-29T20:06:00+02:00</text:p>
          </table:table-cell>
          <table:table-cell table:formula="of:=[Sheet2.B59]/1000" office:value-type="float" office:value="0.044" calcext:value-type="float">
            <text:p>0.044</text:p>
          </table:table-cell>
          <table:table-cell table:formula="of:=[Sheet2.C59]/1000" office:value-type="float" office:value="1" calcext:value-type="float">
            <text:p>1</text:p>
          </table:table-cell>
          <table:table-cell table:formula="of:=[Sheet2.D59]/1000" office:value-type="float" office:value="0.986500024795532" calcext:value-type="float">
            <text:p>0.986500024795532</text:p>
          </table:table-cell>
          <table:table-cell table:formula="of:=[Sheet2.E59]/500" office:value-type="float" office:value="0.238794372248948" calcext:value-type="float">
            <text:p>0.238794372248948</text:p>
          </table:table-cell>
          <table:table-cell table:formula="of:=MIN(1;[Sheet2.F59]/500)" office:value-type="float" office:value="0.9872" calcext:value-type="float">
            <text:p>0.9872</text:p>
          </table:table-cell>
          <table:table-cell table:formula="of:=MIN(1;[Sheet2.G59]/500)" office:value-type="float" office:value="0.6072" calcext:value-type="float">
            <text:p>0.6072</text:p>
          </table:table-cell>
          <table:table-cell table:formula="of:=[Sheet2.H59]" office:value-type="float" office:value="0" calcext:value-type="float">
            <text:p>0</text:p>
          </table:table-cell>
          <table:table-cell table:formula="of:=[Sheet2.I59]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07-29T20:07:00+02:00</text:p>
          </table:table-cell>
          <table:table-cell table:formula="of:=[Sheet2.B60]/1000" office:value-type="float" office:value="0.046" calcext:value-type="float">
            <text:p>0.046</text:p>
          </table:table-cell>
          <table:table-cell table:formula="of:=[Sheet2.C60]/1000" office:value-type="float" office:value="1" calcext:value-type="float">
            <text:p>1</text:p>
          </table:table-cell>
          <table:table-cell table:formula="of:=[Sheet2.D60]/1000" office:value-type="float" office:value="0.986000001430512" calcext:value-type="float">
            <text:p>0.986000001430512</text:p>
          </table:table-cell>
          <table:table-cell table:formula="of:=[Sheet2.E60]/500" office:value-type="float" office:value="0.238793634933851" calcext:value-type="float">
            <text:p>0.238793634933851</text:p>
          </table:table-cell>
          <table:table-cell table:formula="of:=MIN(1;[Sheet2.F60]/500)" office:value-type="float" office:value="0.9948" calcext:value-type="float">
            <text:p>0.9948</text:p>
          </table:table-cell>
          <table:table-cell table:formula="of:=MIN(1;[Sheet2.G60]/500)" office:value-type="float" office:value="0.6036" calcext:value-type="float">
            <text:p>0.6036</text:p>
          </table:table-cell>
          <table:table-cell table:formula="of:=[Sheet2.H60]" office:value-type="float" office:value="0" calcext:value-type="float">
            <text:p>0</text:p>
          </table:table-cell>
          <table:table-cell table:formula="of:=[Sheet2.I60]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07-29T20:08:00+02:00</text:p>
          </table:table-cell>
          <table:table-cell table:formula="of:=[Sheet2.B61]/1000" office:value-type="float" office:value="0.046" calcext:value-type="float">
            <text:p>0.046</text:p>
          </table:table-cell>
          <table:table-cell table:formula="of:=[Sheet2.C61]/1000" office:value-type="float" office:value="1" calcext:value-type="float">
            <text:p>1</text:p>
          </table:table-cell>
          <table:table-cell table:formula="of:=[Sheet2.D61]/1000" office:value-type="float" office:value="0.985750019550324" calcext:value-type="float">
            <text:p>0.985750019550324</text:p>
          </table:table-cell>
          <table:table-cell table:formula="of:=[Sheet2.E61]/500" office:value-type="float" office:value="0.237662749697936" calcext:value-type="float">
            <text:p>0.237662749697936</text:p>
          </table:table-cell>
          <table:table-cell table:formula="of:=MIN(1;[Sheet2.F61]/500)" office:value-type="float" office:value="0.9916" calcext:value-type="float">
            <text:p>0.9916</text:p>
          </table:table-cell>
          <table:table-cell table:formula="of:=MIN(1;[Sheet2.G61]/500)" office:value-type="float" office:value="0.6044" calcext:value-type="float">
            <text:p>0.6044</text:p>
          </table:table-cell>
          <table:table-cell table:formula="of:=[Sheet2.H61]" office:value-type="float" office:value="0" calcext:value-type="float">
            <text:p>0</text:p>
          </table:table-cell>
          <table:table-cell table:formula="of:=[Sheet2.I61]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07-29T20:09:00+02:00</text:p>
          </table:table-cell>
          <table:table-cell table:formula="of:=[Sheet2.B62]/1000" office:value-type="float" office:value="0.047" calcext:value-type="float">
            <text:p>0.047</text:p>
          </table:table-cell>
          <table:table-cell table:formula="of:=[Sheet2.C62]/1000" office:value-type="float" office:value="1" calcext:value-type="float">
            <text:p>1</text:p>
          </table:table-cell>
          <table:table-cell table:formula="of:=[Sheet2.D62]/1000" office:value-type="float" office:value="0.985750019550324" calcext:value-type="float">
            <text:p>0.985750019550324</text:p>
          </table:table-cell>
          <table:table-cell table:formula="of:=[Sheet2.E62]/500" office:value-type="float" office:value="0.238623757177872" calcext:value-type="float">
            <text:p>0.238623757177872</text:p>
          </table:table-cell>
          <table:table-cell table:formula="of:=MIN(1;[Sheet2.F62]/500)" office:value-type="float" office:value="0.9896" calcext:value-type="float">
            <text:p>0.9896</text:p>
          </table:table-cell>
          <table:table-cell table:formula="of:=MIN(1;[Sheet2.G62]/500)" office:value-type="float" office:value="0.6304" calcext:value-type="float">
            <text:p>0.6304</text:p>
          </table:table-cell>
          <table:table-cell table:formula="of:=[Sheet2.H62]" office:value-type="float" office:value="0" calcext:value-type="float">
            <text:p>0</text:p>
          </table:table-cell>
          <table:table-cell table:formula="of:=[Sheet2.I62]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07-29T20:10:00+02:00</text:p>
          </table:table-cell>
          <table:table-cell table:formula="of:=[Sheet2.B63]/1000" office:value-type="float" office:value="0.043" calcext:value-type="float">
            <text:p>0.043</text:p>
          </table:table-cell>
          <table:table-cell table:formula="of:=[Sheet2.C63]/1000" office:value-type="float" office:value="1" calcext:value-type="float">
            <text:p>1</text:p>
          </table:table-cell>
          <table:table-cell table:formula="of:=[Sheet2.D63]/1000" office:value-type="float" office:value="0.986000001430512" calcext:value-type="float">
            <text:p>0.986000001430512</text:p>
          </table:table-cell>
          <table:table-cell table:formula="of:=[Sheet2.E63]/500" office:value-type="string" office:string-value="" calcext:value-type="error">
            <text:p>#VALUE!</text:p>
          </table:table-cell>
          <table:table-cell table:formula="of:=MIN(1;[Sheet2.F63]/500)" office:value-type="string" office:string-value="" calcext:value-type="error">
            <text:p>#VALUE!</text:p>
          </table:table-cell>
          <table:table-cell table:formula="of:=MIN(1;[Sheet2.G63]/500)" office:value-type="string" office:string-value="" calcext:value-type="error">
            <text:p>#VALUE!</text:p>
          </table:table-cell>
          <table:table-cell table:formula="of:=[Sheet2.H63]" office:value-type="float" office:value="0" calcext:value-type="float">
            <text:p>0</text:p>
          </table:table-cell>
          <table:table-cell table:formula="of:=[Sheet2.I63]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7-07-29T20:11:00+02:00</text:p>
          </table:table-cell>
          <table:table-cell table:formula="of:=[Sheet2.B64]/1000" office:value-type="string" office:string-value="" calcext:value-type="error">
            <text:p>#VALUE!</text:p>
          </table:table-cell>
          <table:table-cell table:formula="of:=[Sheet2.C64]/1000" office:value-type="string" office:string-value="" calcext:value-type="error">
            <text:p>#VALUE!</text:p>
          </table:table-cell>
          <table:table-cell table:formula="of:=[Sheet2.D64]/1000" office:value-type="string" office:string-value="" calcext:value-type="error">
            <text:p>#VALUE!</text:p>
          </table:table-cell>
          <table:table-cell table:formula="of:=[Sheet2.E64]/500" office:value-type="string" office:string-value="" calcext:value-type="error">
            <text:p>#VALUE!</text:p>
          </table:table-cell>
          <table:table-cell table:formula="of:=MIN(1;[Sheet2.F64]/500)" office:value-type="string" office:string-value="" calcext:value-type="error">
            <text:p>#VALUE!</text:p>
          </table:table-cell>
          <table:table-cell table:formula="of:=MIN(1;[Sheet2.G64]/500)" office:value-type="string" office:string-value="" calcext:value-type="error">
            <text:p>#VALUE!</text:p>
          </table:table-cell>
          <table:table-cell table:formula="of:=[Sheet2.H64]" office:value-type="float" office:value="0" calcext:value-type="float">
            <text:p>0</text:p>
          </table:table-cell>
          <table:table-cell table:formula="of:=[Sheet2.I64]" office:value-type="float" office:value="4" calcext:value-type="float">
            <text:p>4</text:p>
          </table:table-cell>
        </table:table-row>
      </table:table>
      <table:table table:name="Sheet2" table:style-name="ta1">
        <table:table-column table:style-name="co9" table:number-columns-repeated="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PU Middletier</text:p>
          </table:table-cell>
          <table:table-cell office:value-type="string" calcext:value-type="string">
            <text:p>CPU Limit</text:p>
          </table:table-cell>
          <table:table-cell office:value-type="string" calcext:value-type="string">
            <text:p>CPU Node</text:p>
          </table:table-cell>
          <table:table-cell office:value-type="string" calcext:value-type="string">
            <text:p>CFP Middletier</text:p>
          </table:table-cell>
          <table:table-cell office:value-type="string" calcext:value-type="string">
            <text:p>FPM Node</text:p>
          </table:table-cell>
          <table:table-cell office:value-type="string" calcext:value-type="string">
            <text:p>FPM Middletier</text:p>
          </table:table-cell>
          <table:table-cell office:value-type="string" calcext:value-type="string">
            <text:p>Failures</text:p>
          </table:table-cell>
          <table:table-cell office:value-type="string" calcext:value-type="string">
            <text:p>Successes</text:p>
          </table:table-cell>
        </table:table-row>
        <table:table-row table:style-name="ro1">
          <table:table-cell office:value-type="string" calcext:value-type="string">
            <text:p>2017-07-29T19:09:00+02:00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990.99999666214" calcext:value-type="float">
            <text:p>990.9999966621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07-29T19:10:00+02:00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990.249991416931" calcext:value-type="float">
            <text:p>990.24999141693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07-29T19:11:00+02:00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90.249991416931" calcext:value-type="float">
            <text:p>990.24999141693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07-29T19:12:00+02: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990.000009536743" calcext:value-type="float">
            <text:p>990.00000953674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7-29T19:13:00+02:00</text:p>
          </table:table-cell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990.249991416931" calcext:value-type="float">
            <text:p>990.24999141693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07-29T19:14:00+02: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989.750027656555" calcext:value-type="float">
            <text:p>989.7500276565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7-29T19:15:00+02:0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989.499986171722" calcext:value-type="float">
            <text:p>989.4999861717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7-29T19:16:00+02:00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989.000022411346" calcext:value-type="float">
            <text:p>989.0000224113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17-07-29T19:17:00+02:00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988.749980926514" calcext:value-type="float">
            <text:p>988.7499809265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2017-07-29T19:18:00+02:00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987.749993801117" calcext:value-type="float">
            <text:p>987.7499938011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2017-07-29T19:19:00+02:00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office:value-type="float" office:value="986.249983310699" calcext:value-type="float">
            <text:p>986.2499833106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07-29T19:20:00+02:00</text:p>
          </table:table-cell>
          <table:table-cell office:value-type="float" office:value="41" calcext:value-type="float">
            <text:p>41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2017-07-29T19:21:00+02:00</text:p>
          </table:table-cell>
          <table:table-cell office:value-type="float" office:value="76" calcext:value-type="float">
            <text:p>76</text:p>
          </table:table-cell>
          <table:table-cell office:value-type="float" office:value="1000" calcext:value-type="float">
            <text:p>1000</text:p>
          </table:table-cell>
          <table:table-cell office:value-type="float" office:value="982.500016689301" calcext:value-type="float">
            <text:p>982.5000166893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2017-07-29T19:22:00+02:00</text:p>
          </table:table-cell>
          <table:table-cell office:value-type="float" office:value="104" calcext:value-type="float">
            <text:p>104</text:p>
          </table:table-cell>
          <table:table-cell office:value-type="float" office:value="1000" calcext:value-type="float">
            <text:p>1000</text:p>
          </table:table-cell>
          <table:table-cell office:value-type="float" office:value="979.250013828278" calcext:value-type="float">
            <text:p>979.2500138282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2017-07-29T19:23:00+02:00</text:p>
          </table:table-cell>
          <table:table-cell office:value-type="float" office:value="108" calcext:value-type="float">
            <text:p>108</text:p>
          </table:table-cell>
          <table:table-cell office:value-type="float" office:value="1000" calcext:value-type="float">
            <text:p>1000</text:p>
          </table:table-cell>
          <table:table-cell office:value-type="float" office:value="978.250026702881" calcext:value-type="float">
            <text:p>978.25002670288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string" calcext:value-type="string">
            <text:p>2017-07-29T19:24:00+02:00</text:p>
          </table:table-cell>
          <table:table-cell office:value-type="float" office:value="169" calcext:value-type="float">
            <text:p>169</text:p>
          </table:table-cell>
          <table:table-cell office:value-type="float" office:value="1000" calcext:value-type="float">
            <text:p>1000</text:p>
          </table:table-cell>
          <table:table-cell office:value-type="float" office:value="971.499979496002" calcext:value-type="float">
            <text:p>971.4999794960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string" calcext:value-type="string">
            <text:p>2017-07-29T19:25:00+02:00</text:p>
          </table:table-cell>
          <table:table-cell office:value-type="float" office:value="202" calcext:value-type="float">
            <text:p>202</text:p>
          </table:table-cell>
          <table:table-cell office:value-type="float" office:value="1000" calcext:value-type="float">
            <text:p>1000</text:p>
          </table:table-cell>
          <table:table-cell office:value-type="float" office:value="966.499984264374" calcext:value-type="float">
            <text:p>966.4999842643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string" calcext:value-type="string">
            <text:p>2017-07-29T19:26:00+02:00</text:p>
          </table:table-cell>
          <table:table-cell office:value-type="float" office:value="214" calcext:value-type="float">
            <text:p>214</text:p>
          </table:table-cell>
          <table:table-cell office:value-type="float" office:value="1000" calcext:value-type="float">
            <text:p>1000</text:p>
          </table:table-cell>
          <table:table-cell office:value-type="float" office:value="965.749979019165" calcext:value-type="float">
            <text:p>965.749979019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2017-07-29T19:27:00+02:00</text:p>
          </table:table-cell>
          <table:table-cell office:value-type="float" office:value="266" calcext:value-type="float">
            <text:p>266</text:p>
          </table:table-cell>
          <table:table-cell office:value-type="float" office:value="1000" calcext:value-type="float">
            <text:p>1000</text:p>
          </table:table-cell>
          <table:table-cell office:value-type="float" office:value="959.249973297119" calcext:value-type="float">
            <text:p>959.249973297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string" calcext:value-type="string">
            <text:p>2017-07-29T19:28:00+02:00</text:p>
          </table:table-cell>
          <table:table-cell office:value-type="float" office:value="303" calcext:value-type="float">
            <text:p>303</text:p>
          </table:table-cell>
          <table:table-cell office:value-type="float" office:value="1000" calcext:value-type="float">
            <text:p>1000</text:p>
          </table:table-cell>
          <table:table-cell office:value-type="float" office:value="957.499980926514" calcext:value-type="float">
            <text:p>957.4999809265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string" calcext:value-type="string">
            <text:p>2017-07-29T19:29:00+02:00</text:p>
          </table:table-cell>
          <table:table-cell office:value-type="float" office:value="310" calcext:value-type="float">
            <text:p>310</text:p>
          </table:table-cell>
          <table:table-cell office:value-type="float" office:value="1000" calcext:value-type="float">
            <text:p>1000</text:p>
          </table:table-cell>
          <table:table-cell office:value-type="float" office:value="955.50000667572" calcext:value-type="float">
            <text:p>955.50000667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string" calcext:value-type="string">
            <text:p>2017-07-29T19:30:00+02:00</text:p>
          </table:table-cell>
          <table:table-cell office:value-type="float" office:value="342" calcext:value-type="float">
            <text:p>342</text:p>
          </table:table-cell>
          <table:table-cell office:value-type="float" office:value="1000" calcext:value-type="float">
            <text:p>1000</text:p>
          </table:table-cell>
          <table:table-cell office:value-type="float" office:value="951.499998569489" calcext:value-type="float">
            <text:p>951.4999985694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2017-07-29T19:31:00+02:00</text:p>
          </table:table-cell>
          <table:table-cell office:value-type="float" office:value="363" calcext:value-type="float">
            <text:p>363</text:p>
          </table:table-cell>
          <table:table-cell office:value-type="float" office:value="1000" calcext:value-type="float">
            <text:p>1000</text:p>
          </table:table-cell>
          <table:table-cell office:value-type="float" office:value="950.500011444092" calcext:value-type="float">
            <text:p>950.500011444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2017-07-29T19:32:00+02:00</text:p>
          </table:table-cell>
          <table:table-cell office:value-type="float" office:value="365" calcext:value-type="float">
            <text:p>365</text:p>
          </table:table-cell>
          <table:table-cell office:value-type="float" office:value="1000" calcext:value-type="float">
            <text:p>1000</text:p>
          </table:table-cell>
          <table:table-cell office:value-type="float" office:value="950.500011444092" calcext:value-type="float">
            <text:p>950.500011444092</text:p>
          </table:table-cell>
          <table:table-cell office:value-type="float" office:value="47.4318189848528" calcext:value-type="float">
            <text:p>47.4318189848528</text:p>
          </table:table-cell>
          <table:table-cell office:value-type="float" office:value="498.8" calcext:value-type="float">
            <text:p>498.8</text:p>
          </table:table-cell>
          <table:table-cell office:value-type="float" office:value="285" calcext:value-type="float">
            <text:p>285</text:p>
          </table:table-cell>
          <table:table-cell office:value-type="float" office:value="35" calcext:value-type="float">
            <text:p>35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2017-07-29T19:33:00+02:00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947.000026702881" calcext:value-type="float">
            <text:p>947.000026702881</text:p>
          </table:table-cell>
          <table:table-cell office:value-type="float" office:value="81.7976224790691" calcext:value-type="float">
            <text:p>81.7976224790691</text:p>
          </table:table-cell>
          <table:table-cell office:value-type="float" office:value="489.8" calcext:value-type="float">
            <text:p>489.8</text:p>
          </table:table-cell>
          <table:table-cell office:value-type="float" office:value="280.4" calcext:value-type="float">
            <text:p>280.4</text:p>
          </table:table-cell>
          <table:table-cell office:value-type="float" office:value="42" calcext:value-type="float">
            <text:p>42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2017-07-29T19:34:00+02:00</text:p>
          </table:table-cell>
          <table:table-cell office:value-type="float" office:value="402" calcext:value-type="float">
            <text:p>402</text:p>
          </table:table-cell>
          <table:table-cell office:value-type="float" office:value="1000" calcext:value-type="float">
            <text:p>1000</text:p>
          </table:table-cell>
          <table:table-cell office:value-type="float" office:value="949.249982833862" calcext:value-type="float">
            <text:p>949.249982833862</text:p>
          </table:table-cell>
          <table:table-cell office:value-type="float" office:value="179.830976925408" calcext:value-type="float">
            <text:p>179.830976925408</text:p>
          </table:table-cell>
          <table:table-cell office:value-type="float" office:value="496.6" calcext:value-type="float">
            <text:p>496.6</text:p>
          </table:table-cell>
          <table:table-cell office:value-type="float" office:value="336.8" calcext:value-type="float">
            <text:p>336.8</text:p>
          </table:table-cell>
          <table:table-cell office:value-type="float" office:value="42" calcext:value-type="float">
            <text:p>42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office:value-type="string" calcext:value-type="string">
            <text:p>2017-07-29T19:35:00+02:00</text:p>
          </table:table-cell>
          <table:table-cell office:value-type="float" office:value="397" calcext:value-type="float">
            <text:p>397</text:p>
          </table:table-cell>
          <table:table-cell office:value-type="float" office:value="1000" calcext:value-type="float">
            <text:p>1000</text:p>
          </table:table-cell>
          <table:table-cell office:value-type="float" office:value="947.250008583069" calcext:value-type="float">
            <text:p>947.250008583069</text:p>
          </table:table-cell>
          <table:table-cell office:value-type="float" office:value="294.136654858101" calcext:value-type="float">
            <text:p>294.136654858101</text:p>
          </table:table-cell>
          <table:table-cell office:value-type="float" office:value="495.8" calcext:value-type="float">
            <text:p>495.8</text:p>
          </table:table-cell>
          <table:table-cell office:value-type="float" office:value="396.4" calcext:value-type="float">
            <text:p>396.4</text:p>
          </table:table-cell>
          <table:table-cell office:value-type="float" office:value="66" calcext:value-type="float">
            <text:p>66</text:p>
          </table:table-cell>
          <table:table-cell office:value-type="float" office:value="1542" calcext:value-type="float">
            <text:p>1542</text:p>
          </table:table-cell>
        </table:table-row>
        <table:table-row table:style-name="ro1">
          <table:table-cell office:value-type="string" calcext:value-type="string">
            <text:p>2017-07-29T19:36:00+02:00</text:p>
          </table:table-cell>
          <table:table-cell office:value-type="float" office:value="420" calcext:value-type="float">
            <text:p>420</text:p>
          </table:table-cell>
          <table:table-cell office:value-type="float" office:value="1000" calcext:value-type="float">
            <text:p>1000</text:p>
          </table:table-cell>
          <table:table-cell office:value-type="float" office:value="946.50000333786" calcext:value-type="float">
            <text:p>946.50000333786</text:p>
          </table:table-cell>
          <table:table-cell office:value-type="float" office:value="496.029445109195" calcext:value-type="float">
            <text:p>496.029445109195</text:p>
          </table:table-cell>
          <table:table-cell office:value-type="float" office:value="503.6" calcext:value-type="float">
            <text:p>503.6</text:p>
          </table:table-cell>
          <table:table-cell office:value-type="float" office:value="504.2" calcext:value-type="float">
            <text:p>504.2</text:p>
          </table:table-cell>
          <table:table-cell office:value-type="float" office:value="78" calcext:value-type="float">
            <text:p>78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string" calcext:value-type="string">
            <text:p>2017-07-29T19:37:00+02:00</text:p>
          </table:table-cell>
          <table:table-cell office:value-type="float" office:value="401" calcext:value-type="float">
            <text:p>401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499.686765416717" calcext:value-type="float">
            <text:p>499.686765416717</text:p>
          </table:table-cell>
          <table:table-cell office:value-type="float" office:value="514.2" calcext:value-type="float">
            <text:p>514.2</text:p>
          </table:table-cell>
          <table:table-cell office:value-type="float" office:value="502.2" calcext:value-type="float">
            <text:p>502.2</text:p>
          </table:table-cell>
          <table:table-cell office:value-type="float" office:value="67" calcext:value-type="float">
            <text:p>67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office:value-type="string" calcext:value-type="string">
            <text:p>2017-07-29T19:38:00+02: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office:value-type="float" office:value="946.250021457672" calcext:value-type="float">
            <text:p>946.250021457672</text:p>
          </table:table-cell>
          <table:table-cell office:value-type="float" office:value="497.016767244651" calcext:value-type="float">
            <text:p>497.016767244651</text:p>
          </table:table-cell>
          <table:table-cell office:value-type="float" office:value="493.4" calcext:value-type="float">
            <text:p>493.4</text:p>
          </table:table-cell>
          <table:table-cell office:value-type="float" office:value="500.8" calcext:value-type="float">
            <text:p>500.8</text:p>
          </table:table-cell>
          <table:table-cell office:value-type="float" office:value="99" calcext:value-type="float">
            <text:p>99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string" calcext:value-type="string">
            <text:p>2017-07-29T19:39:00+02:00</text:p>
          </table:table-cell>
          <table:table-cell office:value-type="float" office:value="401" calcext:value-type="float">
            <text:p>401</text:p>
          </table:table-cell>
          <table:table-cell office:value-type="float" office:value="1000" calcext:value-type="float">
            <text:p>1000</text:p>
          </table:table-cell>
          <table:table-cell office:value-type="float" office:value="947.000026702881" calcext:value-type="float">
            <text:p>947.000026702881</text:p>
          </table:table-cell>
          <table:table-cell office:value-type="float" office:value="499.981318216394" calcext:value-type="float">
            <text:p>499.981318216394</text:p>
          </table:table-cell>
          <table:table-cell office:value-type="float" office:value="506.6" calcext:value-type="float">
            <text:p>506.6</text:p>
          </table:table-cell>
          <table:table-cell office:value-type="float" office:value="494.8" calcext:value-type="float">
            <text:p>494.8</text:p>
          </table:table-cell>
          <table:table-cell office:value-type="float" office:value="120" calcext:value-type="float">
            <text:p>120</text:p>
          </table:table-cell>
          <table:table-cell office:value-type="float" office:value="1498" calcext:value-type="float">
            <text:p>1498</text:p>
          </table:table-cell>
        </table:table-row>
        <table:table-row table:style-name="ro1">
          <table:table-cell office:value-type="string" calcext:value-type="string">
            <text:p>2017-07-29T19:40:00+02:00</text:p>
          </table:table-cell>
          <table:table-cell office:value-type="float" office:value="395" calcext:value-type="float">
            <text:p>395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499.810061906287" calcext:value-type="float">
            <text:p>499.810061906287</text:p>
          </table:table-cell>
          <table:table-cell office:value-type="float" office:value="488" calcext:value-type="float">
            <text:p>488</text:p>
          </table:table-cell>
          <table:table-cell office:value-type="float" office:value="511.8" calcext:value-type="float">
            <text:p>511.8</text:p>
          </table:table-cell>
          <table:table-cell office:value-type="float" office:value="111" calcext:value-type="float">
            <text:p>111</text:p>
          </table:table-cell>
          <table:table-cell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2017-07-29T19:41:00+02:00</text:p>
          </table:table-cell>
          <table:table-cell office:value-type="float" office:value="409" calcext:value-type="float">
            <text:p>409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office:value-type="float" office:value="499.999999412283" calcext:value-type="float">
            <text:p>499.999999412283</text:p>
          </table:table-cell>
          <table:table-cell office:value-type="float" office:value="493.6" calcext:value-type="float">
            <text:p>493.6</text:p>
          </table:table-cell>
          <table:table-cell office:value-type="float" office:value="501.2" calcext:value-type="float">
            <text:p>501.2</text:p>
          </table:table-cell>
          <table:table-cell office:value-type="float" office:value="107" calcext:value-type="float">
            <text:p>107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office:value-type="string" calcext:value-type="string">
            <text:p>2017-07-29T19:42:00+02:00</text:p>
          </table:table-cell>
          <table:table-cell office:value-type="float" office:value="389" calcext:value-type="float">
            <text:p>389</text:p>
          </table:table-cell>
          <table:table-cell office:value-type="float" office:value="1000" calcext:value-type="float">
            <text:p>1000</text:p>
          </table:table-cell>
          <table:table-cell office:value-type="float" office:value="948.249995708466" calcext:value-type="float">
            <text:p>948.249995708466</text:p>
          </table:table-cell>
          <table:table-cell office:value-type="float" office:value="499.999999999147" calcext:value-type="float">
            <text:p>499.999999999147</text:p>
          </table:table-cell>
          <table:table-cell office:value-type="float" office:value="507.6" calcext:value-type="float">
            <text:p>507.6</text:p>
          </table:table-cell>
          <table:table-cell office:value-type="float" office:value="496.4" calcext:value-type="float">
            <text:p>496.4</text:p>
          </table:table-cell>
          <table:table-cell office:value-type="float" office:value="115" calcext:value-type="float">
            <text:p>115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2017-07-29T19:43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499.999999999541" calcext:value-type="float">
            <text:p>499.999999999541</text:p>
          </table:table-cell>
          <table:table-cell office:value-type="float" office:value="510" calcext:value-type="float">
            <text:p>510</text:p>
          </table:table-cell>
          <table:table-cell office:value-type="float" office:value="507" calcext:value-type="float">
            <text:p>507</text:p>
          </table:table-cell>
          <table:table-cell office:value-type="float" office:value="95" calcext:value-type="float">
            <text:p>95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2017-07-29T19:44:00+02:00</text:p>
          </table:table-cell>
          <table:table-cell office:value-type="float" office:value="394" calcext:value-type="float">
            <text:p>394</text:p>
          </table:table-cell>
          <table:table-cell office:value-type="float" office:value="1000" calcext:value-type="float">
            <text:p>1000</text:p>
          </table:table-cell>
          <table:table-cell office:value-type="float" office:value="948.750019073486" calcext:value-type="float">
            <text:p>948.750019073486</text:p>
          </table:table-cell>
          <table:table-cell office:value-type="float" office:value="499.999999988268" calcext:value-type="float">
            <text:p>499.999999988268</text:p>
          </table:table-cell>
          <table:table-cell office:value-type="float" office:value="498.6" calcext:value-type="float">
            <text:p>498.6</text:p>
          </table:table-cell>
          <table:table-cell office:value-type="float" office:value="499.6" calcext:value-type="float">
            <text:p>499.6</text:p>
          </table:table-cell>
          <table:table-cell office:value-type="float" office:value="128" calcext:value-type="float">
            <text:p>128</text:p>
          </table:table-cell>
          <table:table-cell office:value-type="float" office:value="1799" calcext:value-type="float">
            <text:p>1799</text:p>
          </table:table-cell>
        </table:table-row>
        <table:table-row table:style-name="ro1">
          <table:table-cell office:value-type="string" calcext:value-type="string">
            <text:p>2017-07-29T19:45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6.250021457672" calcext:value-type="float">
            <text:p>946.250021457672</text:p>
          </table:table-cell>
          <table:table-cell office:value-type="float" office:value="499.999999999957" calcext:value-type="float">
            <text:p>499.999999999957</text:p>
          </table:table-cell>
          <table:table-cell office:value-type="float" office:value="496.2" calcext:value-type="float">
            <text:p>496.2</text:p>
          </table:table-cell>
          <table:table-cell office:value-type="float" office:value="505.8" calcext:value-type="float">
            <text:p>505.8</text:p>
          </table:table-cell>
          <table:table-cell office:value-type="float" office:value="129" calcext:value-type="float">
            <text:p>129</text:p>
          </table:table-cell>
          <table:table-cell office:value-type="float" office:value="1909" calcext:value-type="float">
            <text:p>1909</text:p>
          </table:table-cell>
        </table:table-row>
        <table:table-row table:style-name="ro1">
          <table:table-cell office:value-type="string" calcext:value-type="string">
            <text:p>2017-07-29T19:46:00+02:00</text:p>
          </table:table-cell>
          <table:table-cell office:value-type="float" office:value="383" calcext:value-type="float">
            <text:p>383</text:p>
          </table:table-cell>
          <table:table-cell office:value-type="float" office:value="1000" calcext:value-type="float">
            <text:p>1000</text:p>
          </table:table-cell>
          <table:table-cell office:value-type="float" office:value="946.749985218048" calcext:value-type="float">
            <text:p>946.749985218048</text:p>
          </table:table-cell>
          <table:table-cell office:value-type="float" office:value="499.999999738569" calcext:value-type="float">
            <text:p>499.999999738569</text:p>
          </table:table-cell>
          <table:table-cell office:value-type="float" office:value="486.2" calcext:value-type="float">
            <text:p>486.2</text:p>
          </table:table-cell>
          <table:table-cell office:value-type="float" office:value="501.8" calcext:value-type="float">
            <text:p>501.8</text:p>
          </table:table-cell>
          <table:table-cell office:value-type="float" office:value="151" calcext:value-type="float">
            <text:p>151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string" calcext:value-type="string">
            <text:p>2017-07-29T19:47:00+02:00</text:p>
          </table:table-cell>
          <table:table-cell office:value-type="float" office:value="416" calcext:value-type="float">
            <text:p>416</text:p>
          </table:table-cell>
          <table:table-cell office:value-type="float" office:value="1000" calcext:value-type="float">
            <text:p>1000</text:p>
          </table:table-cell>
          <table:table-cell office:value-type="float" office:value="943.499982357025" calcext:value-type="float">
            <text:p>943.499982357025</text:p>
          </table:table-cell>
          <table:table-cell office:value-type="float" office:value="462.127274744392" calcext:value-type="float">
            <text:p>462.127274744392</text:p>
          </table:table-cell>
          <table:table-cell office:value-type="float" office:value="488.4" calcext:value-type="float">
            <text:p>488.4</text:p>
          </table:table-cell>
          <table:table-cell office:value-type="float" office:value="471.4" calcext:value-type="float">
            <text:p>471.4</text:p>
          </table:table-cell>
          <table:table-cell office:value-type="float" office:value="175" calcext:value-type="float">
            <text:p>175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office:value-type="string" calcext:value-type="string">
            <text:p>2017-07-29T19:48:00+02:00</text:p>
          </table:table-cell>
          <table:table-cell office:value-type="float" office:value="408" calcext:value-type="float">
            <text:p>408</text:p>
          </table:table-cell>
          <table:table-cell office:value-type="float" office:value="1000" calcext:value-type="float">
            <text:p>1000</text:p>
          </table:table-cell>
          <table:table-cell office:value-type="float" office:value="947.499990463257" calcext:value-type="float">
            <text:p>947.499990463257</text:p>
          </table:table-cell>
          <table:table-cell office:value-type="float" office:value="450.35092622631" calcext:value-type="float">
            <text:p>450.35092622631</text:p>
          </table:table-cell>
          <table:table-cell office:value-type="float" office:value="489" calcext:value-type="float">
            <text:p>489</text:p>
          </table:table-cell>
          <table:table-cell office:value-type="float" office:value="475.2" calcext:value-type="float">
            <text:p>475.2</text:p>
          </table:table-cell>
          <table:table-cell office:value-type="float" office:value="141" calcext:value-type="float">
            <text:p>141</text:p>
          </table:table-cell>
          <table:table-cell office:value-type="float" office:value="1464" calcext:value-type="float">
            <text:p>1464</text:p>
          </table:table-cell>
        </table:table-row>
        <table:table-row table:style-name="ro1">
          <table:table-cell office:value-type="string" calcext:value-type="string">
            <text:p>2017-07-29T19:49:00+02:00</text:p>
          </table:table-cell>
          <table:table-cell office:value-type="float" office:value="399" calcext:value-type="float">
            <text:p>399</text:p>
          </table:table-cell>
          <table:table-cell office:value-type="float" office:value="1000" calcext:value-type="float">
            <text:p>1000</text:p>
          </table:table-cell>
          <table:table-cell office:value-type="float" office:value="948.000013828278" calcext:value-type="float">
            <text:p>948.000013828278</text:p>
          </table:table-cell>
          <table:table-cell office:value-type="float" office:value="479.190190145028" calcext:value-type="float">
            <text:p>479.190190145028</text:p>
          </table:table-cell>
          <table:table-cell office:value-type="float" office:value="503.6" calcext:value-type="float">
            <text:p>503.6</text:p>
          </table:table-cell>
          <table:table-cell office:value-type="float" office:value="474.2" calcext:value-type="float">
            <text:p>474.2</text:p>
          </table:table-cell>
          <table:table-cell office:value-type="float" office:value="146" calcext:value-type="float">
            <text:p>146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office:value-type="string" calcext:value-type="string">
            <text:p>2017-07-29T19:50:00+02:00</text:p>
          </table:table-cell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947.000026702881" calcext:value-type="float">
            <text:p>947.000026702881</text:p>
          </table:table-cell>
          <table:table-cell office:value-type="float" office:value="494.32970949419" calcext:value-type="float">
            <text:p>494.32970949419</text:p>
          </table:table-cell>
          <table:table-cell office:value-type="float" office:value="494.6" calcext:value-type="float">
            <text:p>494.6</text:p>
          </table:table-cell>
          <table:table-cell office:value-type="float" office:value="486.6" calcext:value-type="float">
            <text:p>486.6</text:p>
          </table:table-cell>
          <table:table-cell office:value-type="float" office:value="51" calcext:value-type="float">
            <text:p>51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string" calcext:value-type="string">
            <text:p>2017-07-29T19:51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0.499973297119" calcext:value-type="float">
            <text:p>990.499973297119</text:p>
          </table:table-cell>
          <table:table-cell office:value-type="float" office:value="463.290549570261" calcext:value-type="float">
            <text:p>463.290549570261</text:p>
          </table:table-cell>
          <table:table-cell office:value-type="float" office:value="498.4" calcext:value-type="float">
            <text:p>498.4</text:p>
          </table:table-cell>
          <table:table-cell office:value-type="float" office:value="494.2" calcext:value-type="float">
            <text:p>494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9T19:52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1.500020027161" calcext:value-type="float">
            <text:p>991.500020027161</text:p>
          </table:table-cell>
          <table:table-cell office:value-type="float" office:value="458.926366733534" calcext:value-type="float">
            <text:p>458.926366733534</text:p>
          </table:table-cell>
          <table:table-cell office:value-type="float" office:value="492.8" calcext:value-type="float">
            <text:p>492.8</text:p>
          </table:table-cell>
          <table:table-cell office:value-type="float" office:value="476.2" calcext:value-type="float">
            <text:p>476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9T19:53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471.922016138846" calcext:value-type="float">
            <text:p>471.922016138846</text:p>
          </table:table-cell>
          <table:table-cell office:value-type="float" office:value="513.8" calcext:value-type="float">
            <text:p>513.8</text:p>
          </table:table-cell>
          <table:table-cell office:value-type="float" office:value="487.8" calcext:value-type="float">
            <text:p>487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9T19:54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0.750014781952" calcext:value-type="float">
            <text:p>990.750014781952</text:p>
          </table:table-cell>
          <table:table-cell office:value-type="float" office:value="489.174996870995" calcext:value-type="float">
            <text:p>489.174996870995</text:p>
          </table:table-cell>
          <table:table-cell office:value-type="float" office:value="508.8" calcext:value-type="float">
            <text:p>508.8</text:p>
          </table:table-cell>
          <table:table-cell office:value-type="float" office:value="498.6" calcext:value-type="float">
            <text:p>498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9T19:55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468.409098861327" calcext:value-type="float">
            <text:p>468.409098861327</text:p>
          </table:table-cell>
          <table:table-cell office:value-type="float" office:value="489.6" calcext:value-type="float">
            <text:p>489.6</text:p>
          </table:table-cell>
          <table:table-cell office:value-type="float" office:value="482.8" calcext:value-type="float">
            <text:p>482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9T19:56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499.982390097128" calcext:value-type="float">
            <text:p>499.982390097128</text:p>
          </table:table-cell>
          <table:table-cell office:value-type="float" office:value="507.6" calcext:value-type="float">
            <text:p>507.6</text:p>
          </table:table-cell>
          <table:table-cell office:value-type="float" office:value="504.8" calcext:value-type="float">
            <text:p>504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9T19:57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1.500020027161" calcext:value-type="float">
            <text:p>991.500020027161</text:p>
          </table:table-cell>
          <table:table-cell office:value-type="float" office:value="499.966970146984" calcext:value-type="float">
            <text:p>499.966970146984</text:p>
          </table:table-cell>
          <table:table-cell office:value-type="float" office:value="498.8" calcext:value-type="float">
            <text:p>498.8</text:p>
          </table:table-cell>
          <table:table-cell office:value-type="float" office:value="496.2" calcext:value-type="float">
            <text:p>496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9T19:58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0.99999666214" calcext:value-type="float">
            <text:p>990.99999666214</text:p>
          </table:table-cell>
          <table:table-cell office:value-type="float" office:value="500" calcext:value-type="float">
            <text:p>500</text:p>
          </table:table-cell>
          <table:table-cell office:value-type="float" office:value="505.6" calcext:value-type="float">
            <text:p>505.6</text:p>
          </table:table-cell>
          <table:table-cell office:value-type="float" office:value="497.4" calcext:value-type="float">
            <text:p>497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9T19:59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1.249978542328" calcext:value-type="float">
            <text:p>991.249978542328</text:p>
          </table:table-cell>
          <table:table-cell office:value-type="float" office:value="500" calcext:value-type="float">
            <text:p>500</text:p>
          </table:table-cell>
          <table:table-cell office:value-type="float" office:value="504.4" calcext:value-type="float">
            <text:p>504.4</text:p>
          </table:table-cell>
          <table:table-cell office:value-type="float" office:value="504.6" calcext:value-type="float">
            <text:p>504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9T20:00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0.99999666214" calcext:value-type="float">
            <text:p>990.99999666214</text:p>
          </table:table-cell>
          <table:table-cell office:value-type="float" office:value="488.294272414738" calcext:value-type="float">
            <text:p>488.294272414738</text:p>
          </table:table-cell>
          <table:table-cell office:value-type="float" office:value="499.8" calcext:value-type="float">
            <text:p>499.8</text:p>
          </table:table-cell>
          <table:table-cell office:value-type="float" office:value="493.8" calcext:value-type="float">
            <text:p>493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9T20:01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0.99999666214" calcext:value-type="float">
            <text:p>990.99999666214</text:p>
          </table:table-cell>
          <table:table-cell office:value-type="float" office:value="103.269068064025" calcext:value-type="float">
            <text:p>103.269068064025</text:p>
          </table:table-cell>
          <table:table-cell office:value-type="float" office:value="499.8" calcext:value-type="float">
            <text:p>499.8</text:p>
          </table:table-cell>
          <table:table-cell office:value-type="float" office:value="307" calcext:value-type="float">
            <text:p>3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7-29T20:02:00+02: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990.750014781952" calcext:value-type="float">
            <text:p>990.750014781952</text:p>
          </table:table-cell>
          <table:table-cell office:value-type="float" office:value="119.733857075336" calcext:value-type="float">
            <text:p>119.733857075336</text:p>
          </table:table-cell>
          <table:table-cell office:value-type="float" office:value="501.8" calcext:value-type="float">
            <text:p>501.8</text:p>
          </table:table-cell>
          <table:table-cell office:value-type="float" office:value="302.2" calcext:value-type="float">
            <text:p>302.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07-29T20:03:00+02:00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989.250004291534" calcext:value-type="float">
            <text:p>989.250004291534</text:p>
          </table:table-cell>
          <table:table-cell office:value-type="float" office:value="119.72470109849" calcext:value-type="float">
            <text:p>119.72470109849</text:p>
          </table:table-cell>
          <table:table-cell office:value-type="float" office:value="500.6" calcext:value-type="float">
            <text:p>500.6</text:p>
          </table:table-cell>
          <table:table-cell office:value-type="float" office:value="310.2" calcext:value-type="float">
            <text:p>310.2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7-07-29T20:04:00+02:00</text:p>
          </table:table-cell>
          <table:table-cell office:value-type="float" office:value="35" calcext:value-type="float">
            <text:p>35</text:p>
          </table:table-cell>
          <table:table-cell office:value-type="float" office:value="1000" calcext:value-type="float">
            <text:p>1000</text:p>
          </table:table-cell>
          <table:table-cell office:value-type="float" office:value="986.999988555908" calcext:value-type="float">
            <text:p>986.999988555908</text:p>
          </table:table-cell>
          <table:table-cell office:value-type="float" office:value="119.530550750176" calcext:value-type="float">
            <text:p>119.530550750176</text:p>
          </table:table-cell>
          <table:table-cell office:value-type="float" office:value="499.6" calcext:value-type="float">
            <text:p>499.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2017-07-29T20:05:00+02:00</text:p>
          </table:table-cell>
          <table:table-cell office:value-type="float" office:value="43" calcext:value-type="float">
            <text:p>43</text:p>
          </table:table-cell>
          <table:table-cell office:value-type="float" office:value="1000" calcext:value-type="float">
            <text:p>1000</text:p>
          </table:table-cell>
          <table:table-cell office:value-type="float" office:value="986.500024795532" calcext:value-type="float">
            <text:p>986.500024795532</text:p>
          </table:table-cell>
          <table:table-cell office:value-type="float" office:value="119.397555369997" calcext:value-type="float">
            <text:p>119.397555369997</text:p>
          </table:table-cell>
          <table:table-cell office:value-type="float" office:value="502.6" calcext:value-type="float">
            <text:p>502.6</text:p>
          </table:table-cell>
          <table:table-cell office:value-type="float" office:value="310.6" calcext:value-type="float">
            <text:p>310.6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07-29T20:06:00+02:00</text:p>
          </table:table-cell>
          <table:table-cell office:value-type="float" office:value="44" calcext:value-type="float">
            <text:p>44</text:p>
          </table:table-cell>
          <table:table-cell office:value-type="float" office:value="1000" calcext:value-type="float">
            <text:p>1000</text:p>
          </table:table-cell>
          <table:table-cell office:value-type="float" office:value="986.500024795532" calcext:value-type="float">
            <text:p>986.500024795532</text:p>
          </table:table-cell>
          <table:table-cell office:value-type="float" office:value="119.397186124474" calcext:value-type="float">
            <text:p>119.397186124474</text:p>
          </table:table-cell>
          <table:table-cell office:value-type="float" office:value="493.6" calcext:value-type="float">
            <text:p>493.6</text:p>
          </table:table-cell>
          <table:table-cell office:value-type="float" office:value="303.6" calcext:value-type="float">
            <text:p>303.6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07-29T20:07:00+02:00</text:p>
          </table:table-cell>
          <table:table-cell office:value-type="float" office:value="46" calcext:value-type="float">
            <text:p>46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office:value-type="float" office:value="119.396817466925" calcext:value-type="float">
            <text:p>119.396817466925</text:p>
          </table:table-cell>
          <table:table-cell office:value-type="float" office:value="497.4" calcext:value-type="float">
            <text:p>497.4</text:p>
          </table:table-cell>
          <table:table-cell office:value-type="float" office:value="301.8" calcext:value-type="float">
            <text:p>301.8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2017-07-29T20:08:00+02:00</text:p>
          </table:table-cell>
          <table:table-cell office:value-type="float" office:value="46" calcext:value-type="float">
            <text:p>46</text:p>
          </table:table-cell>
          <table:table-cell office:value-type="float" office:value="1000" calcext:value-type="float">
            <text:p>1000</text:p>
          </table:table-cell>
          <table:table-cell office:value-type="float" office:value="985.750019550324" calcext:value-type="float">
            <text:p>985.750019550324</text:p>
          </table:table-cell>
          <table:table-cell office:value-type="float" office:value="118.831374848968" calcext:value-type="float">
            <text:p>118.831374848968</text:p>
          </table:table-cell>
          <table:table-cell office:value-type="float" office:value="495.8" calcext:value-type="float">
            <text:p>495.8</text:p>
          </table:table-cell>
          <table:table-cell office:value-type="float" office:value="302.2" calcext:value-type="float">
            <text:p>302.2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2017-07-29T20:09:00+02:00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985.750019550324" calcext:value-type="float">
            <text:p>985.750019550324</text:p>
          </table:table-cell>
          <table:table-cell office:value-type="float" office:value="119.311878588936" calcext:value-type="float">
            <text:p>119.311878588936</text:p>
          </table:table-cell>
          <table:table-cell office:value-type="float" office:value="494.8" calcext:value-type="float">
            <text:p>494.8</text:p>
          </table:table-cell>
          <table:table-cell office:value-type="float" office:value="315.2" calcext:value-type="float">
            <text:p>315.2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2017-07-29T20:10:00+02:00</text:p>
          </table:table-cell>
          <table:table-cell office:value-type="float" office:value="43" calcext:value-type="float">
            <text:p>43</text:p>
          </table:table-cell>
          <table:table-cell office:value-type="float" office:value="1000" calcext:value-type="float">
            <text:p>1000</text:p>
          </table:table-cell>
          <table:table-cell office:value-type="float" office:value="986.000001430512" calcext:value-type="float">
            <text:p>986.000001430512</text:p>
          </table:table-cell>
          <table:table-cell table:number-columns-repeated="3" office:value-type="string" calcext:value-type="string">
            <text:p>undefined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2017-07-29T20:11:00+02:00</text:p>
          </table:table-cell>
          <table:table-cell table:number-columns-repeated="6" office:value-type="string" calcext:value-type="string">
            <text:p>undefine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30T18:08:01.281402238</dc:date>
    <meta:editing-duration>PT7M48S</meta:editing-duration>
    <meta:editing-cycles>2</meta:editing-cycles>
    <meta:generator>LibreOffice/5.2.7.2$Linux_X86_64 LibreOffice_project/20m0$Build-2</meta:generator>
    <meta:document-statistic meta:table-count="2" meta:cell-count="113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26cm" svg:y="2.905cm" style:legend-expansion="high" chart:style-name="ch2"/>
        <chart:plot-area chart:style-name="ch3" table:cell-range-address="'grafana_data_export(28)'.B1:'grafana_data_export(28)'.G53" chart:data-source-has-labels="row" svg:x="0.32cm" svg:y="0.18cm" svg:width="11.586cm" svg:height="8.64cm">
          <chartooo:coordinate-region svg:x="1.068cm" svg:y="0.389cm" svg:width="10.691cm" svg:height="7.6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grafana_data_export(28)'.B2:'grafana_data_export(28)'.B53" chart:label-cell-address="'grafana_data_export(28)'.B1:'grafana_data_export(28)'.B1" chart:class="chart:line">
            <chart:data-point chart:repeated="52"/>
          </chart:series>
          <chart:series chart:style-name="ch7" chart:values-cell-range-address="'grafana_data_export(28)'.C2:'grafana_data_export(28)'.C53" chart:label-cell-address="'grafana_data_export(28)'.C1:'grafana_data_export(28)'.C1" chart:class="chart:line">
            <chart:data-point chart:repeated="52"/>
          </chart:series>
          <chart:series chart:style-name="ch8" chart:values-cell-range-address="'grafana_data_export(28)'.D2:'grafana_data_export(28)'.D53" chart:label-cell-address="'grafana_data_export(28)'.D1:'grafana_data_export(28)'.D1" chart:class="chart:line">
            <chart:data-point chart:repeated="52"/>
          </chart:series>
          <chart:series chart:style-name="ch9" chart:values-cell-range-address="'grafana_data_export(28)'.E2:'grafana_data_export(28)'.E53" chart:label-cell-address="'grafana_data_export(28)'.E1:'grafana_data_export(28)'.E1" chart:class="chart:line">
            <chart:data-point chart:repeated="52"/>
          </chart:series>
          <chart:series chart:style-name="ch10" chart:values-cell-range-address="'grafana_data_export(28)'.F2:'grafana_data_export(28)'.F53" chart:label-cell-address="'grafana_data_export(28)'.F1:'grafana_data_export(28)'.F1" chart:class="chart:line">
            <chart:data-point chart:repeated="52"/>
          </chart:series>
          <chart:series chart:style-name="ch11" chart:values-cell-range-address="'grafana_data_export(28)'.G2:'grafana_data_export(28)'.G53" chart:label-cell-address="'grafana_data_export(28)'.G1:'grafana_data_export(28)'.G1" chart:class="chart:line">
            <chart:data-point chart:repeated="5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Middletier</text:p>
                <draw:g>
                  <svg:desc>'grafana_data_export(28)'.B1:'grafana_data_export(28)'.B1</svg:desc>
                </draw:g>
              </table:table-cell>
              <table:table-cell office:value-type="string">
                <text:p>CPU Limit</text:p>
                <draw:g>
                  <svg:desc>'grafana_data_export(28)'.C1:'grafana_data_export(28)'.C1</svg:desc>
                </draw:g>
              </table:table-cell>
              <table:table-cell office:value-type="string">
                <text:p>CPU Node</text:p>
                <draw:g>
                  <svg:desc>'grafana_data_export(28)'.D1:'grafana_data_export(28)'.D1</svg:desc>
                </draw:g>
              </table:table-cell>
              <table:table-cell office:value-type="string">
                <text:p>CFP Middletier</text:p>
                <draw:g>
                  <svg:desc>'grafana_data_export(28)'.E1:'grafana_data_export(28)'.E1</svg:desc>
                </draw:g>
              </table:table-cell>
              <table:table-cell office:value-type="string">
                <text:p>FPM Node</text:p>
                <draw:g>
                  <svg:desc>'grafana_data_export(28)'.F1:'grafana_data_export(28)'.F1</svg:desc>
                </draw:g>
              </table:table-cell>
              <table:table-cell office:value-type="string">
                <text:p>FPM Middletier</text:p>
                <draw:g>
                  <svg:desc>'grafana_data_export(28)'.G1:'grafana_data_export(28)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">
                <text:p>0.003</text:p>
                <draw:g>
                  <svg:desc>'grafana_data_export(28)'.B2:'grafana_data_export(28)'.B53</svg:desc>
                </draw:g>
              </table:table-cell>
              <table:table-cell office:value-type="float" office:value="1">
                <text:p>1</text:p>
                <draw:g>
                  <svg:desc>'grafana_data_export(28)'.C2:'grafana_data_export(28)'.C53</svg:desc>
                </draw:g>
              </table:table-cell>
              <table:table-cell office:value-type="float" office:value="0.99099999666214">
                <text:p>0.99099999666214</text:p>
                <draw:g>
                  <svg:desc>'grafana_data_export(28)'.D2:'grafana_data_export(28)'.D53</svg:desc>
                </draw:g>
              </table:table-cell>
              <table:table-cell office:value-type="float" office:value="0">
                <text:p>0</text:p>
                <draw:g>
                  <svg:desc>'grafana_data_export(28)'.E2:'grafana_data_export(28)'.E53</svg:desc>
                </draw:g>
              </table:table-cell>
              <table:table-cell office:value-type="float" office:value="0">
                <text:p>0</text:p>
                <draw:g>
                  <svg:desc>'grafana_data_export(28)'.F2:'grafana_data_export(28)'.F53</svg:desc>
                </draw:g>
              </table:table-cell>
              <table:table-cell office:value-type="float" office:value="0">
                <text:p>0</text:p>
                <draw:g>
                  <svg:desc>'grafana_data_export(28)'.G2:'grafana_data_export(28)'.G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1">
                <text:p>1</text:p>
              </table:table-cell>
              <table:table-cell office:value-type="float" office:value="0.990249991416931">
                <text:p>0.990249991416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">
                <text:p>0.008</text:p>
              </table:table-cell>
              <table:table-cell office:value-type="float" office:value="1">
                <text:p>1</text:p>
              </table:table-cell>
              <table:table-cell office:value-type="float" office:value="0.990249991416931">
                <text:p>0.990249991416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">
                <text:p>0.011</text:p>
              </table:table-cell>
              <table:table-cell office:value-type="float" office:value="1">
                <text:p>1</text:p>
              </table:table-cell>
              <table:table-cell office:value-type="float" office:value="0.990249991416931">
                <text:p>0.990249991416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0.989750027656555">
                <text:p>0.989750027656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">
                <text:p>0.015</text:p>
              </table:table-cell>
              <table:table-cell office:value-type="float" office:value="1">
                <text:p>1</text:p>
              </table:table-cell>
              <table:table-cell office:value-type="float" office:value="0.989499986171722">
                <text:p>0.989499986171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3">
                <text:p>0.023</text:p>
              </table:table-cell>
              <table:table-cell office:value-type="float" office:value="1">
                <text:p>1</text:p>
              </table:table-cell>
              <table:table-cell office:value-type="float" office:value="0.989000022411346">
                <text:p>0.989000022411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4">
                <text:p>0.024</text:p>
              </table:table-cell>
              <table:table-cell office:value-type="float" office:value="1">
                <text:p>1</text:p>
              </table:table-cell>
              <table:table-cell office:value-type="float" office:value="0.988749980926514">
                <text:p>0.988749980926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4">
                <text:p>0.034</text:p>
              </table:table-cell>
              <table:table-cell office:value-type="float" office:value="1">
                <text:p>1</text:p>
              </table:table-cell>
              <table:table-cell office:value-type="float" office:value="0.987749993801117">
                <text:p>0.987749993801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2">
                <text:p>0.042</text:p>
              </table:table-cell>
              <table:table-cell office:value-type="float" office:value="1">
                <text:p>1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1">
                <text:p>0.041</text:p>
              </table:table-cell>
              <table:table-cell office:value-type="float" office:value="1">
                <text:p>1</text:p>
              </table:table-cell>
              <table:table-cell office:value-type="float" office:value="0.986000001430512">
                <text:p>0.986000001430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6">
                <text:p>0.076</text:p>
              </table:table-cell>
              <table:table-cell office:value-type="float" office:value="1">
                <text:p>1</text:p>
              </table:table-cell>
              <table:table-cell office:value-type="float" office:value="0.982500016689301">
                <text:p>0.982500016689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4">
                <text:p>0.104</text:p>
              </table:table-cell>
              <table:table-cell office:value-type="float" office:value="1">
                <text:p>1</text:p>
              </table:table-cell>
              <table:table-cell office:value-type="float" office:value="0.979250013828278">
                <text:p>0.979250013828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8">
                <text:p>0.108</text:p>
              </table:table-cell>
              <table:table-cell office:value-type="float" office:value="1">
                <text:p>1</text:p>
              </table:table-cell>
              <table:table-cell office:value-type="float" office:value="0.978250026702881">
                <text:p>0.978250026702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9">
                <text:p>0.169</text:p>
              </table:table-cell>
              <table:table-cell office:value-type="float" office:value="1">
                <text:p>1</text:p>
              </table:table-cell>
              <table:table-cell office:value-type="float" office:value="0.971499979496002">
                <text:p>0.971499979496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2">
                <text:p>0.202</text:p>
              </table:table-cell>
              <table:table-cell office:value-type="float" office:value="1">
                <text:p>1</text:p>
              </table:table-cell>
              <table:table-cell office:value-type="float" office:value="0.966499984264374">
                <text:p>0.966499984264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4">
                <text:p>0.214</text:p>
              </table:table-cell>
              <table:table-cell office:value-type="float" office:value="1">
                <text:p>1</text:p>
              </table:table-cell>
              <table:table-cell office:value-type="float" office:value="0.965749979019165">
                <text:p>0.965749979019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6">
                <text:p>0.266</text:p>
              </table:table-cell>
              <table:table-cell office:value-type="float" office:value="1">
                <text:p>1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3">
                <text:p>0.303</text:p>
              </table:table-cell>
              <table:table-cell office:value-type="float" office:value="1">
                <text:p>1</text:p>
              </table:table-cell>
              <table:table-cell office:value-type="float" office:value="0.957499980926514">
                <text:p>0.957499980926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">
                <text:p>0.31</text:p>
              </table:table-cell>
              <table:table-cell office:value-type="float" office:value="1">
                <text:p>1</text:p>
              </table:table-cell>
              <table:table-cell office:value-type="float" office:value="0.95550000667572">
                <text:p>0.95550000667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2">
                <text:p>0.342</text:p>
              </table:table-cell>
              <table:table-cell office:value-type="float" office:value="1">
                <text:p>1</text:p>
              </table:table-cell>
              <table:table-cell office:value-type="float" office:value="0.951499998569489">
                <text:p>0.951499998569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3">
                <text:p>0.363</text:p>
              </table:table-cell>
              <table:table-cell office:value-type="float" office:value="1">
                <text:p>1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5">
                <text:p>0.365</text:p>
              </table:table-cell>
              <table:table-cell office:value-type="float" office:value="1">
                <text:p>1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0.0948636379697055">
                <text:p>0.0948636379697055</text:p>
              </table:table-cell>
              <table:table-cell office:value-type="float" office:value="0.9976">
                <text:p>0.997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0.163595244958138">
                <text:p>0.163595244958138</text:p>
              </table:table-cell>
              <table:table-cell office:value-type="float" office:value="0.9796">
                <text:p>0.9796</text:p>
              </table:table-cell>
              <table:table-cell office:value-type="float" office:value="0.5608">
                <text:p>0.56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02">
                <text:p>0.402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0.359661953850815">
                <text:p>0.359661953850815</text:p>
              </table:table-cell>
              <table:table-cell office:value-type="float" office:value="0.9932">
                <text:p>0.9932</text:p>
              </table:table-cell>
              <table:table-cell office:value-type="float" office:value="0.6736">
                <text:p>0.67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0.588273309716202">
                <text:p>0.588273309716202</text:p>
              </table:table-cell>
              <table:table-cell office:value-type="float" office:value="0.9916">
                <text:p>0.9916</text:p>
              </table:table-cell>
              <table:table-cell office:value-type="float" office:value="0.7928">
                <text:p>0.7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0.99205889021839">
                <text:p>0.992058890218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1">
                <text:p>0.401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999373530833433">
                <text:p>0.9993735308334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6250021457672">
                <text:p>0.946250021457672</text:p>
              </table:table-cell>
              <table:table-cell office:value-type="float" office:value="0.994033534489302">
                <text:p>0.994033534489302</text:p>
              </table:table-cell>
              <table:table-cell office:value-type="float" office:value="0.9868">
                <text:p>0.9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1">
                <text:p>0.401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0.999962636432788">
                <text:p>0.999962636432788</text:p>
              </table:table-cell>
              <table:table-cell office:value-type="float" office:value="1">
                <text:p>1</text:p>
              </table:table-cell>
              <table:table-cell office:value-type="float" office:value="0.9896">
                <text:p>0.98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5">
                <text:p>0.395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999620123812574">
                <text:p>0.999620123812574</text:p>
              </table:table-cell>
              <table:table-cell office:value-type="float" office:value="0.976">
                <text:p>0.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9">
                <text:p>0.409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.999999998824566">
                <text:p>0.999999998824566</text:p>
              </table:table-cell>
              <table:table-cell office:value-type="float" office:value="0.9872">
                <text:p>0.9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999999999998295">
                <text:p>0.999999999998295</text:p>
              </table:table-cell>
              <table:table-cell office:value-type="float" office:value="1">
                <text:p>1</text:p>
              </table:table-cell>
              <table:table-cell office:value-type="float" office:value="0.9928">
                <text:p>0.99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999999999999083">
                <text:p>0.9999999999990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94">
                <text:p>0.394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999999999976536">
                <text:p>0.999999999976536</text:p>
              </table:table-cell>
              <table:table-cell office:value-type="float" office:value="0.9972">
                <text:p>0.9972</text:p>
              </table:table-cell>
              <table:table-cell office:value-type="float" office:value="0.9992">
                <text:p>0.99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6250021457672">
                <text:p>0.946250021457672</text:p>
              </table:table-cell>
              <table:table-cell office:value-type="float" office:value="0.999999999999914">
                <text:p>0.999999999999914</text:p>
              </table:table-cell>
              <table:table-cell office:value-type="float" office:value="0.9924">
                <text:p>0.9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3">
                <text:p>0.383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.999999999477139">
                <text:p>0.999999999477139</text:p>
              </table:table-cell>
              <table:table-cell office:value-type="float" office:value="0.9724">
                <text:p>0.9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16">
                <text:p>0.416</text:p>
              </table:table-cell>
              <table:table-cell office:value-type="float" office:value="1">
                <text:p>1</text:p>
              </table:table-cell>
              <table:table-cell office:value-type="float" office:value="0.943499982357025">
                <text:p>0.943499982357025</text:p>
              </table:table-cell>
              <table:table-cell office:value-type="float" office:value="0.924254549488784">
                <text:p>0.924254549488784</text:p>
              </table:table-cell>
              <table:table-cell office:value-type="float" office:value="0.9768">
                <text:p>0.9768</text:p>
              </table:table-cell>
              <table:table-cell office:value-type="float" office:value="0.9428">
                <text:p>0.94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90070185245262">
                <text:p>0.90070185245262</text:p>
              </table:table-cell>
              <table:table-cell office:value-type="float" office:value="0.978">
                <text:p>0.978</text:p>
              </table:table-cell>
              <table:table-cell office:value-type="float" office:value="0.9504">
                <text:p>0.95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958380380290057">
                <text:p>0.958380380290057</text:p>
              </table:table-cell>
              <table:table-cell office:value-type="float" office:value="1">
                <text:p>1</text:p>
              </table:table-cell>
              <table:table-cell office:value-type="float" office:value="0.9484">
                <text:p>0.94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4">
                <text:p>0.384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0.98865941898838">
                <text:p>0.98865941898838</text:p>
              </table:table-cell>
              <table:table-cell office:value-type="float" office:value="0.9892">
                <text:p>0.9892</text:p>
              </table:table-cell>
              <table:table-cell office:value-type="float" office:value="0.9732">
                <text:p>0.97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0499973297119">
                <text:p>0.990499973297119</text:p>
              </table:table-cell>
              <table:table-cell office:value-type="float" office:value="0.926581099140522">
                <text:p>0.926581099140522</text:p>
              </table:table-cell>
              <table:table-cell office:value-type="float" office:value="0.9968">
                <text:p>0.9968</text:p>
              </table:table-cell>
              <table:table-cell office:value-type="float" office:value="0.9884">
                <text:p>0.98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1500020027161">
                <text:p>0.991500020027161</text:p>
              </table:table-cell>
              <table:table-cell office:value-type="float" office:value="0.917852733467068">
                <text:p>0.917852733467068</text:p>
              </table:table-cell>
              <table:table-cell office:value-type="float" office:value="0.9856">
                <text:p>0.9856</text:p>
              </table:table-cell>
              <table:table-cell office:value-type="float" office:value="0.9524">
                <text:p>0.95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943844032277691">
                <text:p>0.943844032277691</text:p>
              </table:table-cell>
              <table:table-cell office:value-type="float" office:value="1">
                <text:p>1</text:p>
              </table:table-cell>
              <table:table-cell office:value-type="float" office:value="0.9756">
                <text:p>0.97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0750014781952">
                <text:p>0.990750014781952</text:p>
              </table:table-cell>
              <table:table-cell office:value-type="float" office:value="0.978349993741991">
                <text:p>0.978349993741991</text:p>
              </table:table-cell>
              <table:table-cell office:value-type="float" office:value="1">
                <text:p>1</text:p>
              </table:table-cell>
              <table:table-cell office:value-type="float" office:value="0.9972">
                <text:p>0.99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936818197722653">
                <text:p>0.936818197722653</text:p>
              </table:table-cell>
              <table:table-cell office:value-type="float" office:value="0.9792">
                <text:p>0.9792</text:p>
              </table:table-cell>
              <table:table-cell office:value-type="float" office:value="0.9656">
                <text:p>0.96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999964780194256">
                <text:p>0.9999647801942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1500020027161">
                <text:p>0.991500020027161</text:p>
              </table:table-cell>
              <table:table-cell office:value-type="float" office:value="0.999933940293969">
                <text:p>0.999933940293969</text:p>
              </table:table-cell>
              <table:table-cell office:value-type="float" office:value="0.9976">
                <text:p>0.9976</text:p>
              </table:table-cell>
              <table:table-cell office:value-type="float" office:value="0.9924">
                <text:p>0.99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099999666214">
                <text:p>0.990999996662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48">
                <text:p>0.99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099999666214">
                <text:p>0.99099999666214</text:p>
              </table:table-cell>
              <table:table-cell office:value-type="float" office:value="0.976588544829475">
                <text:p>0.976588544829475</text:p>
              </table:table-cell>
              <table:table-cell office:value-type="float" office:value="0.9996">
                <text:p>0.9996</text:p>
              </table:table-cell>
              <table:table-cell office:value-type="float" office:value="0.9876">
                <text:p>0.98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Fine_20_Dotted"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15cm" chart:symbol-height="0.1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426cm" svg:y="2.905cm" style:legend-expansion="high" chart:style-name="ch2"/>
        <chart:plot-area chart:style-name="ch3" table:cell-range-address="'grafana_data_export(28)'.B1:'grafana_data_export(28)'.G64" chart:data-source-has-labels="row" svg:x="1.348cm" svg:y="0.18cm" svg:width="9.758cm" svg:height="7.642cm">
          <chartooo:coordinate-region svg:x="2.096cm" svg:y="0.389cm" svg:width="9.01cm" svg:height="6.617cm"/>
          <chart:axis chart:dimension="x" chart:name="primary-x" chart:style-name="ch4">
            <chart:title svg:x="5.576cm" svg:y="8.003cm" chart:style-name="ch5">
              <text:p>Minutes</text:p>
            </chart:title>
          </chart:axis>
          <chart:axis chart:dimension="y" chart:name="primary-y" chart:style-name="ch4">
            <chart:title svg:x="0.451cm" svg:y="5.052cm" chart:style-name="ch6">
              <text:p>Percent / 100</text:p>
            </chart:title>
            <chart:grid chart:style-name="ch7" chart:class="major"/>
          </chart:axis>
          <chart:series chart:style-name="ch8" chart:values-cell-range-address="'grafana_data_export(28)'.B2:'grafana_data_export(28)'.B64" chart:label-cell-address="'grafana_data_export(28)'.B1:'grafana_data_export(28)'.B1" chart:class="chart:line">
            <chart:data-point chart:repeated="63"/>
          </chart:series>
          <chart:series chart:style-name="ch9" chart:values-cell-range-address="'grafana_data_export(28)'.C2:'grafana_data_export(28)'.C64" chart:label-cell-address="'grafana_data_export(28)'.C1:'grafana_data_export(28)'.C1" chart:class="chart:line">
            <chart:data-point chart:repeated="63"/>
          </chart:series>
          <chart:series chart:style-name="ch10" chart:values-cell-range-address="'grafana_data_export(28)'.D2:'grafana_data_export(28)'.D64" chart:label-cell-address="'grafana_data_export(28)'.D1:'grafana_data_export(28)'.D1" chart:class="chart:line">
            <chart:data-point chart:repeated="63"/>
          </chart:series>
          <chart:series chart:style-name="ch11" chart:values-cell-range-address="'grafana_data_export(28)'.E2:'grafana_data_export(28)'.E64" chart:label-cell-address="'grafana_data_export(28)'.E1:'grafana_data_export(28)'.E1" chart:class="chart:line">
            <chart:data-point chart:repeated="63"/>
          </chart:series>
          <chart:series chart:style-name="ch12" chart:values-cell-range-address="'grafana_data_export(28)'.F2:'grafana_data_export(28)'.F64" chart:label-cell-address="'grafana_data_export(28)'.F1:'grafana_data_export(28)'.F1" chart:class="chart:line">
            <chart:data-point chart:repeated="63"/>
          </chart:series>
          <chart:series chart:style-name="ch13" chart:values-cell-range-address="'grafana_data_export(28)'.G2:'grafana_data_export(28)'.G64" chart:label-cell-address="'grafana_data_export(28)'.G1:'grafana_data_export(28)'.G1" chart:class="chart:line">
            <chart:data-point chart:repeated="6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 Middletier</text:p>
                <draw:g>
                  <svg:desc>'grafana_data_export(28)'.B1:'grafana_data_export(28)'.B1</svg:desc>
                </draw:g>
              </table:table-cell>
              <table:table-cell office:value-type="string">
                <text:p>CPU Limit</text:p>
                <draw:g>
                  <svg:desc>'grafana_data_export(28)'.C1:'grafana_data_export(28)'.C1</svg:desc>
                </draw:g>
              </table:table-cell>
              <table:table-cell office:value-type="string">
                <text:p>CPU Node</text:p>
                <draw:g>
                  <svg:desc>'grafana_data_export(28)'.D1:'grafana_data_export(28)'.D1</svg:desc>
                </draw:g>
              </table:table-cell>
              <table:table-cell office:value-type="string">
                <text:p>CFP Middletier</text:p>
                <draw:g>
                  <svg:desc>'grafana_data_export(28)'.E1:'grafana_data_export(28)'.E1</svg:desc>
                </draw:g>
              </table:table-cell>
              <table:table-cell office:value-type="string">
                <text:p>FPM Node</text:p>
                <draw:g>
                  <svg:desc>'grafana_data_export(28)'.F1:'grafana_data_export(28)'.F1</svg:desc>
                </draw:g>
              </table:table-cell>
              <table:table-cell office:value-type="string">
                <text:p>FPM Middletier</text:p>
                <draw:g>
                  <svg:desc>'grafana_data_export(28)'.G1:'grafana_data_export(28)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3">
                <text:p>0.003</text:p>
                <draw:g>
                  <svg:desc>'grafana_data_export(28)'.B2:'grafana_data_export(28)'.B64</svg:desc>
                </draw:g>
              </table:table-cell>
              <table:table-cell office:value-type="float" office:value="1">
                <text:p>1</text:p>
                <draw:g>
                  <svg:desc>'grafana_data_export(28)'.C2:'grafana_data_export(28)'.C64</svg:desc>
                </draw:g>
              </table:table-cell>
              <table:table-cell office:value-type="float" office:value="0.99099999666214">
                <text:p>0.99099999666214</text:p>
                <draw:g>
                  <svg:desc>'grafana_data_export(28)'.D2:'grafana_data_export(28)'.D64</svg:desc>
                </draw:g>
              </table:table-cell>
              <table:table-cell office:value-type="float" office:value="0">
                <text:p>0</text:p>
                <draw:g>
                  <svg:desc>'grafana_data_export(28)'.E2:'grafana_data_export(28)'.E64</svg:desc>
                </draw:g>
              </table:table-cell>
              <table:table-cell office:value-type="float" office:value="0">
                <text:p>0</text:p>
                <draw:g>
                  <svg:desc>'grafana_data_export(28)'.F2:'grafana_data_export(28)'.F64</svg:desc>
                </draw:g>
              </table:table-cell>
              <table:table-cell office:value-type="float" office:value="0">
                <text:p>0</text:p>
                <draw:g>
                  <svg:desc>'grafana_data_export(28)'.G2:'grafana_data_export(28)'.G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">
                <text:p>0.007</text:p>
              </table:table-cell>
              <table:table-cell office:value-type="float" office:value="1">
                <text:p>1</text:p>
              </table:table-cell>
              <table:table-cell office:value-type="float" office:value="0.990249991416931">
                <text:p>0.990249991416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">
                <text:p>0.008</text:p>
              </table:table-cell>
              <table:table-cell office:value-type="float" office:value="1">
                <text:p>1</text:p>
              </table:table-cell>
              <table:table-cell office:value-type="float" office:value="0.990249991416931">
                <text:p>0.990249991416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1">
                <text:p>0.011</text:p>
              </table:table-cell>
              <table:table-cell office:value-type="float" office:value="1">
                <text:p>1</text:p>
              </table:table-cell>
              <table:table-cell office:value-type="float" office:value="0.990249991416931">
                <text:p>0.990249991416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1">
                <text:p>1</text:p>
              </table:table-cell>
              <table:table-cell office:value-type="float" office:value="0.989750027656555">
                <text:p>0.989750027656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">
                <text:p>0.015</text:p>
              </table:table-cell>
              <table:table-cell office:value-type="float" office:value="1">
                <text:p>1</text:p>
              </table:table-cell>
              <table:table-cell office:value-type="float" office:value="0.989499986171722">
                <text:p>0.9894999861717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3">
                <text:p>0.023</text:p>
              </table:table-cell>
              <table:table-cell office:value-type="float" office:value="1">
                <text:p>1</text:p>
              </table:table-cell>
              <table:table-cell office:value-type="float" office:value="0.989000022411346">
                <text:p>0.989000022411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4">
                <text:p>0.024</text:p>
              </table:table-cell>
              <table:table-cell office:value-type="float" office:value="1">
                <text:p>1</text:p>
              </table:table-cell>
              <table:table-cell office:value-type="float" office:value="0.988749980926514">
                <text:p>0.988749980926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4">
                <text:p>0.034</text:p>
              </table:table-cell>
              <table:table-cell office:value-type="float" office:value="1">
                <text:p>1</text:p>
              </table:table-cell>
              <table:table-cell office:value-type="float" office:value="0.987749993801117">
                <text:p>0.987749993801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2">
                <text:p>0.042</text:p>
              </table:table-cell>
              <table:table-cell office:value-type="float" office:value="1">
                <text:p>1</text:p>
              </table:table-cell>
              <table:table-cell office:value-type="float" office:value="0.986249983310699">
                <text:p>0.986249983310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1">
                <text:p>0.041</text:p>
              </table:table-cell>
              <table:table-cell office:value-type="float" office:value="1">
                <text:p>1</text:p>
              </table:table-cell>
              <table:table-cell office:value-type="float" office:value="0.986000001430512">
                <text:p>0.986000001430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6">
                <text:p>0.076</text:p>
              </table:table-cell>
              <table:table-cell office:value-type="float" office:value="1">
                <text:p>1</text:p>
              </table:table-cell>
              <table:table-cell office:value-type="float" office:value="0.982500016689301">
                <text:p>0.982500016689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4">
                <text:p>0.104</text:p>
              </table:table-cell>
              <table:table-cell office:value-type="float" office:value="1">
                <text:p>1</text:p>
              </table:table-cell>
              <table:table-cell office:value-type="float" office:value="0.979250013828278">
                <text:p>0.979250013828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8">
                <text:p>0.108</text:p>
              </table:table-cell>
              <table:table-cell office:value-type="float" office:value="1">
                <text:p>1</text:p>
              </table:table-cell>
              <table:table-cell office:value-type="float" office:value="0.978250026702881">
                <text:p>0.978250026702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9">
                <text:p>0.169</text:p>
              </table:table-cell>
              <table:table-cell office:value-type="float" office:value="1">
                <text:p>1</text:p>
              </table:table-cell>
              <table:table-cell office:value-type="float" office:value="0.971499979496002">
                <text:p>0.9714999794960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2">
                <text:p>0.202</text:p>
              </table:table-cell>
              <table:table-cell office:value-type="float" office:value="1">
                <text:p>1</text:p>
              </table:table-cell>
              <table:table-cell office:value-type="float" office:value="0.966499984264374">
                <text:p>0.966499984264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4">
                <text:p>0.214</text:p>
              </table:table-cell>
              <table:table-cell office:value-type="float" office:value="1">
                <text:p>1</text:p>
              </table:table-cell>
              <table:table-cell office:value-type="float" office:value="0.965749979019165">
                <text:p>0.965749979019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6">
                <text:p>0.266</text:p>
              </table:table-cell>
              <table:table-cell office:value-type="float" office:value="1">
                <text:p>1</text:p>
              </table:table-cell>
              <table:table-cell office:value-type="float" office:value="0.959249973297119">
                <text:p>0.959249973297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03">
                <text:p>0.303</text:p>
              </table:table-cell>
              <table:table-cell office:value-type="float" office:value="1">
                <text:p>1</text:p>
              </table:table-cell>
              <table:table-cell office:value-type="float" office:value="0.957499980926514">
                <text:p>0.957499980926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1">
                <text:p>0.31</text:p>
              </table:table-cell>
              <table:table-cell office:value-type="float" office:value="1">
                <text:p>1</text:p>
              </table:table-cell>
              <table:table-cell office:value-type="float" office:value="0.95550000667572">
                <text:p>0.95550000667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2">
                <text:p>0.342</text:p>
              </table:table-cell>
              <table:table-cell office:value-type="float" office:value="1">
                <text:p>1</text:p>
              </table:table-cell>
              <table:table-cell office:value-type="float" office:value="0.951499998569489">
                <text:p>0.951499998569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3">
                <text:p>0.363</text:p>
              </table:table-cell>
              <table:table-cell office:value-type="float" office:value="1">
                <text:p>1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5">
                <text:p>0.365</text:p>
              </table:table-cell>
              <table:table-cell office:value-type="float" office:value="1">
                <text:p>1</text:p>
              </table:table-cell>
              <table:table-cell office:value-type="float" office:value="0.950500011444092">
                <text:p>0.950500011444092</text:p>
              </table:table-cell>
              <table:table-cell office:value-type="float" office:value="0.0948636379697055">
                <text:p>0.0948636379697055</text:p>
              </table:table-cell>
              <table:table-cell office:value-type="float" office:value="0.9976">
                <text:p>0.9976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0.163595244958138">
                <text:p>0.163595244958138</text:p>
              </table:table-cell>
              <table:table-cell office:value-type="float" office:value="0.9796">
                <text:p>0.9796</text:p>
              </table:table-cell>
              <table:table-cell office:value-type="float" office:value="0.5608">
                <text:p>0.56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02">
                <text:p>0.402</text:p>
              </table:table-cell>
              <table:table-cell office:value-type="float" office:value="1">
                <text:p>1</text:p>
              </table:table-cell>
              <table:table-cell office:value-type="float" office:value="0.949249982833862">
                <text:p>0.949249982833862</text:p>
              </table:table-cell>
              <table:table-cell office:value-type="float" office:value="0.359661953850815">
                <text:p>0.359661953850815</text:p>
              </table:table-cell>
              <table:table-cell office:value-type="float" office:value="0.9932">
                <text:p>0.9932</text:p>
              </table:table-cell>
              <table:table-cell office:value-type="float" office:value="0.6736">
                <text:p>0.67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97">
                <text:p>0.397</text:p>
              </table:table-cell>
              <table:table-cell office:value-type="float" office:value="1">
                <text:p>1</text:p>
              </table:table-cell>
              <table:table-cell office:value-type="float" office:value="0.947250008583069">
                <text:p>0.947250008583069</text:p>
              </table:table-cell>
              <table:table-cell office:value-type="float" office:value="0.588273309716202">
                <text:p>0.588273309716202</text:p>
              </table:table-cell>
              <table:table-cell office:value-type="float" office:value="0.9916">
                <text:p>0.9916</text:p>
              </table:table-cell>
              <table:table-cell office:value-type="float" office:value="0.7928">
                <text:p>0.7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2">
                <text:p>0.42</text:p>
              </table:table-cell>
              <table:table-cell office:value-type="float" office:value="1">
                <text:p>1</text:p>
              </table:table-cell>
              <table:table-cell office:value-type="float" office:value="0.94650000333786">
                <text:p>0.94650000333786</text:p>
              </table:table-cell>
              <table:table-cell office:value-type="float" office:value="0.99205889021839">
                <text:p>0.9920588902183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01">
                <text:p>0.401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999373530833433">
                <text:p>0.9993735308334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946250021457672">
                <text:p>0.946250021457672</text:p>
              </table:table-cell>
              <table:table-cell office:value-type="float" office:value="0.994033534489302">
                <text:p>0.994033534489302</text:p>
              </table:table-cell>
              <table:table-cell office:value-type="float" office:value="0.9868">
                <text:p>0.98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01">
                <text:p>0.401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0.999962636432788">
                <text:p>0.999962636432788</text:p>
              </table:table-cell>
              <table:table-cell office:value-type="float" office:value="1">
                <text:p>1</text:p>
              </table:table-cell>
              <table:table-cell office:value-type="float" office:value="0.9896">
                <text:p>0.98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5">
                <text:p>0.395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999620123812574">
                <text:p>0.999620123812574</text:p>
              </table:table-cell>
              <table:table-cell office:value-type="float" office:value="0.976">
                <text:p>0.9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9">
                <text:p>0.409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.999999998824566">
                <text:p>0.999999998824566</text:p>
              </table:table-cell>
              <table:table-cell office:value-type="float" office:value="0.9872">
                <text:p>0.98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89">
                <text:p>0.389</text:p>
              </table:table-cell>
              <table:table-cell office:value-type="float" office:value="1">
                <text:p>1</text:p>
              </table:table-cell>
              <table:table-cell office:value-type="float" office:value="0.948249995708466">
                <text:p>0.948249995708466</text:p>
              </table:table-cell>
              <table:table-cell office:value-type="float" office:value="0.999999999998295">
                <text:p>0.999999999998295</text:p>
              </table:table-cell>
              <table:table-cell office:value-type="float" office:value="1">
                <text:p>1</text:p>
              </table:table-cell>
              <table:table-cell office:value-type="float" office:value="0.9928">
                <text:p>0.99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999999999999083">
                <text:p>0.99999999999908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94">
                <text:p>0.394</text:p>
              </table:table-cell>
              <table:table-cell office:value-type="float" office:value="1">
                <text:p>1</text:p>
              </table:table-cell>
              <table:table-cell office:value-type="float" office:value="0.948750019073486">
                <text:p>0.948750019073486</text:p>
              </table:table-cell>
              <table:table-cell office:value-type="float" office:value="0.999999999976536">
                <text:p>0.999999999976536</text:p>
              </table:table-cell>
              <table:table-cell office:value-type="float" office:value="0.9972">
                <text:p>0.9972</text:p>
              </table:table-cell>
              <table:table-cell office:value-type="float" office:value="0.9992">
                <text:p>0.99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6250021457672">
                <text:p>0.946250021457672</text:p>
              </table:table-cell>
              <table:table-cell office:value-type="float" office:value="0.999999999999914">
                <text:p>0.999999999999914</text:p>
              </table:table-cell>
              <table:table-cell office:value-type="float" office:value="0.9924">
                <text:p>0.99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3">
                <text:p>0.383</text:p>
              </table:table-cell>
              <table:table-cell office:value-type="float" office:value="1">
                <text:p>1</text:p>
              </table:table-cell>
              <table:table-cell office:value-type="float" office:value="0.946749985218048">
                <text:p>0.946749985218048</text:p>
              </table:table-cell>
              <table:table-cell office:value-type="float" office:value="0.999999999477139">
                <text:p>0.999999999477139</text:p>
              </table:table-cell>
              <table:table-cell office:value-type="float" office:value="0.9724">
                <text:p>0.97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16">
                <text:p>0.416</text:p>
              </table:table-cell>
              <table:table-cell office:value-type="float" office:value="1">
                <text:p>1</text:p>
              </table:table-cell>
              <table:table-cell office:value-type="float" office:value="0.943499982357025">
                <text:p>0.943499982357025</text:p>
              </table:table-cell>
              <table:table-cell office:value-type="float" office:value="0.924254549488784">
                <text:p>0.924254549488784</text:p>
              </table:table-cell>
              <table:table-cell office:value-type="float" office:value="0.9768">
                <text:p>0.9768</text:p>
              </table:table-cell>
              <table:table-cell office:value-type="float" office:value="0.9428">
                <text:p>0.94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8">
                <text:p>0.408</text:p>
              </table:table-cell>
              <table:table-cell office:value-type="float" office:value="1">
                <text:p>1</text:p>
              </table:table-cell>
              <table:table-cell office:value-type="float" office:value="0.947499990463257">
                <text:p>0.947499990463257</text:p>
              </table:table-cell>
              <table:table-cell office:value-type="float" office:value="0.90070185245262">
                <text:p>0.90070185245262</text:p>
              </table:table-cell>
              <table:table-cell office:value-type="float" office:value="0.978">
                <text:p>0.978</text:p>
              </table:table-cell>
              <table:table-cell office:value-type="float" office:value="0.9504">
                <text:p>0.95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99">
                <text:p>0.399</text:p>
              </table:table-cell>
              <table:table-cell office:value-type="float" office:value="1">
                <text:p>1</text:p>
              </table:table-cell>
              <table:table-cell office:value-type="float" office:value="0.948000013828278">
                <text:p>0.948000013828278</text:p>
              </table:table-cell>
              <table:table-cell office:value-type="float" office:value="0.958380380290057">
                <text:p>0.958380380290057</text:p>
              </table:table-cell>
              <table:table-cell office:value-type="float" office:value="1">
                <text:p>1</text:p>
              </table:table-cell>
              <table:table-cell office:value-type="float" office:value="0.9484">
                <text:p>0.94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84">
                <text:p>0.384</text:p>
              </table:table-cell>
              <table:table-cell office:value-type="float" office:value="1">
                <text:p>1</text:p>
              </table:table-cell>
              <table:table-cell office:value-type="float" office:value="0.947000026702881">
                <text:p>0.947000026702881</text:p>
              </table:table-cell>
              <table:table-cell office:value-type="float" office:value="0.98865941898838">
                <text:p>0.98865941898838</text:p>
              </table:table-cell>
              <table:table-cell office:value-type="float" office:value="0.9892">
                <text:p>0.9892</text:p>
              </table:table-cell>
              <table:table-cell office:value-type="float" office:value="0.9732">
                <text:p>0.97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0499973297119">
                <text:p>0.990499973297119</text:p>
              </table:table-cell>
              <table:table-cell office:value-type="float" office:value="0.926581099140522">
                <text:p>0.926581099140522</text:p>
              </table:table-cell>
              <table:table-cell office:value-type="float" office:value="0.9968">
                <text:p>0.9968</text:p>
              </table:table-cell>
              <table:table-cell office:value-type="float" office:value="0.9884">
                <text:p>0.98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1500020027161">
                <text:p>0.991500020027161</text:p>
              </table:table-cell>
              <table:table-cell office:value-type="float" office:value="0.917852733467068">
                <text:p>0.917852733467068</text:p>
              </table:table-cell>
              <table:table-cell office:value-type="float" office:value="0.9856">
                <text:p>0.9856</text:p>
              </table:table-cell>
              <table:table-cell office:value-type="float" office:value="0.9524">
                <text:p>0.95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943844032277691">
                <text:p>0.943844032277691</text:p>
              </table:table-cell>
              <table:table-cell office:value-type="float" office:value="1">
                <text:p>1</text:p>
              </table:table-cell>
              <table:table-cell office:value-type="float" office:value="0.9756">
                <text:p>0.97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0750014781952">
                <text:p>0.990750014781952</text:p>
              </table:table-cell>
              <table:table-cell office:value-type="float" office:value="0.978349993741991">
                <text:p>0.978349993741991</text:p>
              </table:table-cell>
              <table:table-cell office:value-type="float" office:value="1">
                <text:p>1</text:p>
              </table:table-cell>
              <table:table-cell office:value-type="float" office:value="0.9972">
                <text:p>0.99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936818197722653">
                <text:p>0.936818197722653</text:p>
              </table:table-cell>
              <table:table-cell office:value-type="float" office:value="0.9792">
                <text:p>0.9792</text:p>
              </table:table-cell>
              <table:table-cell office:value-type="float" office:value="0.9656">
                <text:p>0.96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0.999964780194256">
                <text:p>0.99996478019425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1500020027161">
                <text:p>0.991500020027161</text:p>
              </table:table-cell>
              <table:table-cell office:value-type="float" office:value="0.999933940293969">
                <text:p>0.999933940293969</text:p>
              </table:table-cell>
              <table:table-cell office:value-type="float" office:value="0.9976">
                <text:p>0.9976</text:p>
              </table:table-cell>
              <table:table-cell office:value-type="float" office:value="0.9924">
                <text:p>0.99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099999666214">
                <text:p>0.990999996662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48">
                <text:p>0.99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1249978542328">
                <text:p>0.99124997854232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099999666214">
                <text:p>0.99099999666214</text:p>
              </table:table-cell>
              <table:table-cell office:value-type="float" office:value="0.976588544829475">
                <text:p>0.976588544829475</text:p>
              </table:table-cell>
              <table:table-cell office:value-type="float" office:value="0.9996">
                <text:p>0.9996</text:p>
              </table:table-cell>
              <table:table-cell office:value-type="float" office:value="0.9876">
                <text:p>0.98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099999666214">
                <text:p>0.99099999666214</text:p>
              </table:table-cell>
              <table:table-cell office:value-type="float" office:value="0.206538136128051">
                <text:p>0.206538136128051</text:p>
              </table:table-cell>
              <table:table-cell office:value-type="float" office:value="0.9996">
                <text:p>0.9996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990750014781952">
                <text:p>0.990750014781952</text:p>
              </table:table-cell>
              <table:table-cell office:value-type="float" office:value="0.239467714150672">
                <text:p>0.239467714150672</text:p>
              </table:table-cell>
              <table:table-cell office:value-type="float" office:value="1">
                <text:p>1</text:p>
              </table:table-cell>
              <table:table-cell office:value-type="float" office:value="0.6044">
                <text:p>0.60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16">
                <text:p>0.016</text:p>
              </table:table-cell>
              <table:table-cell office:value-type="float" office:value="1">
                <text:p>1</text:p>
              </table:table-cell>
              <table:table-cell office:value-type="float" office:value="0.989250004291534">
                <text:p>0.989250004291534</text:p>
              </table:table-cell>
              <table:table-cell office:value-type="float" office:value="0.239449402196979">
                <text:p>0.239449402196979</text:p>
              </table:table-cell>
              <table:table-cell office:value-type="float" office:value="1">
                <text:p>1</text:p>
              </table:table-cell>
              <table:table-cell office:value-type="float" office:value="0.6204">
                <text:p>0.6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5">
                <text:p>0.035</text:p>
              </table:table-cell>
              <table:table-cell office:value-type="float" office:value="1">
                <text:p>1</text:p>
              </table:table-cell>
              <table:table-cell office:value-type="float" office:value="0.986999988555908">
                <text:p>0.986999988555908</text:p>
              </table:table-cell>
              <table:table-cell office:value-type="float" office:value="0.239061101500353">
                <text:p>0.239061101500353</text:p>
              </table:table-cell>
              <table:table-cell office:value-type="float" office:value="0.9992">
                <text:p>0.999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3">
                <text:p>0.043</text:p>
              </table:table-cell>
              <table:table-cell office:value-type="float" office:value="1">
                <text:p>1</text:p>
              </table:table-cell>
              <table:table-cell office:value-type="float" office:value="0.986500024795532">
                <text:p>0.986500024795532</text:p>
              </table:table-cell>
              <table:table-cell office:value-type="float" office:value="0.238795110739994">
                <text:p>0.238795110739994</text:p>
              </table:table-cell>
              <table:table-cell office:value-type="float" office:value="1">
                <text:p>1</text:p>
              </table:table-cell>
              <table:table-cell office:value-type="float" office:value="0.6212">
                <text:p>0.62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4">
                <text:p>0.044</text:p>
              </table:table-cell>
              <table:table-cell office:value-type="float" office:value="1">
                <text:p>1</text:p>
              </table:table-cell>
              <table:table-cell office:value-type="float" office:value="0.986500024795532">
                <text:p>0.986500024795532</text:p>
              </table:table-cell>
              <table:table-cell office:value-type="float" office:value="0.238794372248948">
                <text:p>0.238794372248948</text:p>
              </table:table-cell>
              <table:table-cell office:value-type="float" office:value="0.9872">
                <text:p>0.9872</text:p>
              </table:table-cell>
              <table:table-cell office:value-type="float" office:value="0.6072">
                <text:p>0.60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6">
                <text:p>0.046</text:p>
              </table:table-cell>
              <table:table-cell office:value-type="float" office:value="1">
                <text:p>1</text:p>
              </table:table-cell>
              <table:table-cell office:value-type="float" office:value="0.986000001430512">
                <text:p>0.986000001430512</text:p>
              </table:table-cell>
              <table:table-cell office:value-type="float" office:value="0.238793634933851">
                <text:p>0.238793634933851</text:p>
              </table:table-cell>
              <table:table-cell office:value-type="float" office:value="0.9948">
                <text:p>0.9948</text:p>
              </table:table-cell>
              <table:table-cell office:value-type="float" office:value="0.6036">
                <text:p>0.60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6">
                <text:p>0.046</text:p>
              </table:table-cell>
              <table:table-cell office:value-type="float" office:value="1">
                <text:p>1</text:p>
              </table:table-cell>
              <table:table-cell office:value-type="float" office:value="0.985750019550324">
                <text:p>0.985750019550324</text:p>
              </table:table-cell>
              <table:table-cell office:value-type="float" office:value="0.237662749697936">
                <text:p>0.237662749697936</text:p>
              </table:table-cell>
              <table:table-cell office:value-type="float" office:value="0.9916">
                <text:p>0.9916</text:p>
              </table:table-cell>
              <table:table-cell office:value-type="float" office:value="0.6044">
                <text:p>0.60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7">
                <text:p>0.047</text:p>
              </table:table-cell>
              <table:table-cell office:value-type="float" office:value="1">
                <text:p>1</text:p>
              </table:table-cell>
              <table:table-cell office:value-type="float" office:value="0.985750019550324">
                <text:p>0.985750019550324</text:p>
              </table:table-cell>
              <table:table-cell office:value-type="float" office:value="0.238623757177872">
                <text:p>0.238623757177872</text:p>
              </table:table-cell>
              <table:table-cell office:value-type="float" office:value="0.9896">
                <text:p>0.9896</text:p>
              </table:table-cell>
              <table:table-cell office:value-type="float" office:value="0.6304">
                <text:p>0.63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3">
                <text:p>0.043</text:p>
              </table:table-cell>
              <table:table-cell office:value-type="float" office:value="1">
                <text:p>1</text:p>
              </table:table-cell>
              <table:table-cell office:value-type="float" office:value="0.986000001430512">
                <text:p>0.98600000143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draw:stroke="dash" draw:stroke-dash="Fine_20_Dotted" svg:stroke-color="#b3b3b3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="hatch" draw:fill-color="#ff420e" draw:fill-hatch-name="Black_20_45_20_Degrees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legend chart:legend-position="end" svg:x="13.45cm" svg:y="3.935cm" style:legend-expansion="high" chart:style-name="ch2"/>
        <chart:plot-area chart:style-name="ch3" table:cell-range-address="'grafana_data_export(28)'.H1:'grafana_data_export(28)'.I64" chart:data-source-has-labels="row" svg:x="1.348cm" svg:y="0.18cm" svg:width="11.782cm" svg:height="7.642cm">
          <chartooo:coordinate-region svg:x="2.372cm" svg:y="0.388cm" svg:width="10.758cm" svg:height="6.618cm"/>
          <chart:axis chart:dimension="x" chart:name="primary-x" chart:style-name="ch4">
            <chart:title svg:x="6.588cm" svg:y="8.003cm" chart:style-name="ch5">
              <text:p>Minutes</text:p>
            </chart:title>
          </chart:axis>
          <chart:axis chart:dimension="y" chart:name="primary-y" chart:style-name="ch4">
            <chart:title svg:x="0.451cm" svg:y="4.514cm" chart:style-name="ch6">
              <text:p>Count</text:p>
            </chart:title>
            <chart:grid chart:style-name="ch7" chart:class="major"/>
          </chart:axis>
          <chart:series chart:style-name="ch8" chart:values-cell-range-address="'grafana_data_export(28)'.H2:'grafana_data_export(28)'.H64" chart:label-cell-address="'grafana_data_export(28)'.H1:'grafana_data_export(28)'.H1" chart:class="chart:area">
            <chart:data-point chart:repeated="63"/>
          </chart:series>
          <chart:series chart:style-name="ch9" chart:values-cell-range-address="'grafana_data_export(28)'.I2:'grafana_data_export(28)'.I64" chart:label-cell-address="'grafana_data_export(28)'.I1:'grafana_data_export(28)'.I1" chart:class="chart:area">
            <chart:data-point chart:repeated="6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ures</text:p>
                <draw:g>
                  <svg:desc>'grafana_data_export(28)'.H1:'grafana_data_export(28)'.H1</svg:desc>
                </draw:g>
              </table:table-cell>
              <table:table-cell office:value-type="string">
                <text:p>Successes</text:p>
                <draw:g>
                  <svg:desc>'grafana_data_export(28)'.I1:'grafana_data_export(28)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rafana_data_export(28)'.H2:'grafana_data_export(28)'.H64</svg:desc>
                </draw:g>
              </table:table-cell>
              <table:table-cell office:value-type="float" office:value="22">
                <text:p>22</text:p>
                <draw:g>
                  <svg:desc>'grafana_data_export(28)'.I2:'grafana_data_export(28)'.I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1378">
                <text:p>13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">
                <text:p>42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">
                <text:p>42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6">
                <text:p>66</text:p>
              </table:table-cell>
              <table:table-cell office:value-type="float" office:value="1542">
                <text:p>15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8">
                <text:p>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7">
                <text:p>67</text:p>
              </table:table-cell>
              <table:table-cell office:value-type="float" office:value="1569">
                <text:p>15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">
                <text:p>111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7">
                <text:p>107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5">
                <text:p>115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5">
                <text:p>95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">
                <text:p>128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1">
                <text:p>151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5">
                <text:p>175</text:p>
              </table:table-cell>
              <table:table-cell office:value-type="float" office:value="1653">
                <text:p>16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1">
                <text:p>141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6">
                <text:p>146</text:p>
              </table:table-cell>
              <table:table-cell office:value-type="float" office:value="1557">
                <text:p>15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stroke-dash draw:name="Fine_20_Dotted" draw:display-name="Fine Dotted" draw:style="rect" draw:dots1="1" draw:distance="0.457cm"/>
  </office:styles>
</office:document-styles>
</file>